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MIN(([.$D3]^[.$L$2])/([.$T3]^2);[.$R$2]))*([.$J3]+[.$M$2]))*5;0)" office:value-type="float" office:value="20" calcext:value-type="float">
            <text:p>20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1" table:formula="of:=IFERROR(ROUND((MIN(([.$F3]^[.$Q$2])/([.$T3]^2);[.$R$2]))*([.$J3]+[.$M$2]))*5;0)" office:value-type="float" office:value="30" calcext:value-type="float">
            <text:p>30</text:p>
          </table:table-cell>
          <table:table-cell table:style-name="ce11" table:formula="of:=ROUND(AVERAGE([.K3:.Q3]))" office:value-type="float" office:value="33" calcext:value-type="float">
            <text:p>33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8" calcext:value-type="float">
            <text:p>8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MIN(([.$D4]^[.$L$2])/([.$T4]^2);[.$R$2]))*([.$J4]+[.$M$2]))*5;0)" office:value-type="float" office:value="30" calcext:value-type="float">
            <text:p>3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(MIN(([.$E4]^2)/([.$T4]^2);[.$R$2]))*([.$J4]+3)*[.$T$2]))*5;0)" office:value-type="float" office:value="25" calcext:value-type="float">
            <text:p>25</text:p>
          </table:table-cell>
          <table:table-cell table:style-name="ce11" table:formula="of:=IFERROR(ROUND(((MIN(([.$G4]^2)/([.$T4]^2);[.$R$2]))*([.$J4]+3)*[.$T$2]))*5;0)" office:value-type="float" office:value="45" calcext:value-type="float">
            <text:p>45</text:p>
          </table:table-cell>
          <table:table-cell table:style-name="ce11" table:formula="of:=IFERROR(ROUND((MIN(([.$F4]^[.$Q$2])/([.$T4]^2);[.$R$2]))*([.$J4]+[.$M$2]))*5;0)" office:value-type="float" office:value="45" calcext:value-type="float">
            <text:p>45</text:p>
          </table:table-cell>
          <table:table-cell table:style-name="ce11" table:formula="of:=ROUND(AVERAGE([.K4:.Q4]))" office:value-type="float" office:value="40" calcext:value-type="float">
            <text:p>40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MIN(([.$D5]^[.$L$2])/([.$T5]^2);[.$R$2]))*([.$J5]+[.$M$2]))*5;0)" office:value-type="float" office:value="35" calcext:value-type="float">
            <text:p>3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1" table:formula="of:=IFERROR(ROUND((MIN(([.$F5]^[.$Q$2])/([.$T5]^2);[.$R$2]))*([.$J5]+[.$M$2]))*5;0)" office:value-type="float" office:value="50" calcext:value-type="float">
            <text:p>50</text:p>
          </table:table-cell>
          <table:table-cell table:style-name="ce11" table:formula="of:=ROUND(AVERAGE([.K5:.Q5]))" office:value-type="float" office:value="47" calcext:value-type="float">
            <text:p>4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MIN(([.$D6]^[.$L$2])/([.$T6]^2);[.$R$2]))*([.$J6]+[.$M$2]))*5;0)" office:value-type="float" office:value="25" calcext:value-type="float">
            <text:p>25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1" table:formula="of:=IFERROR(ROUND((MIN(([.$F6]^[.$Q$2])/([.$T6]^2);[.$R$2]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2" calcext:value-type="float">
            <text:p>32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MIN(([.$D7]^[.$L$2])/([.$T7]^2);[.$R$2]))*([.$J7]+[.$M$2]))*5;0)" office:value-type="float" office:value="30" calcext:value-type="float">
            <text:p>3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(MIN(([.$E7]^2)/([.$T7]^2);[.$R$2]))*([.$J7]+3)*[.$T$2]))*5;0)" office:value-type="float" office:value="25" calcext:value-type="float">
            <text:p>25</text:p>
          </table:table-cell>
          <table:table-cell table:style-name="ce11" table:formula="of:=IFERROR(ROUND(((MIN(([.$G7]^2)/([.$T7]^2);[.$R$2]))*([.$J7]+3)*[.$T$2]))*5;0)" office:value-type="float" office:value="30" calcext:value-type="float">
            <text:p>30</text:p>
          </table:table-cell>
          <table:table-cell table:style-name="ce11" table:formula="of:=IFERROR(ROUND((MIN(([.$F7]^[.$Q$2])/([.$T7]^2);[.$R$2]))*([.$J7]+[.$M$2]))*5;0)" office:value-type="float" office:value="45" calcext:value-type="float">
            <text:p>45</text:p>
          </table:table-cell>
          <table:table-cell table:style-name="ce11" table:formula="of:=ROUND(AVERAGE([.K7:.Q7]))" office:value-type="float" office:value="41" calcext:value-type="float">
            <text:p>41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MIN(([.$D8]^[.$L$2])/([.$T8]^2);[.$R$2]))*([.$J8]+[.$M$2]))*5;0)" office:value-type="float" office:value="40" calcext:value-type="float">
            <text:p>4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1" table:formula="of:=IFERROR(ROUND((MIN(([.$F8]^[.$Q$2])/([.$T8]^2);[.$R$2]))*([.$J8]+[.$M$2]))*5;0)" office:value-type="float" office:value="50" calcext:value-type="float">
            <text:p>50</text:p>
          </table:table-cell>
          <table:table-cell table:style-name="ce11" table:formula="of:=ROUND(AVERAGE([.K8:.Q8]))" office:value-type="float" office:value="49" calcext:value-type="float">
            <text:p>4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MIN(([.$D9]^[.$L$2])/([.$T9]^2);[.$R$2]))*([.$J9]+[.$M$2]))*5;0)" office:value-type="float" office:value="25" calcext:value-type="float">
            <text:p>25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1" table:formula="of:=IFERROR(ROUND((MIN(([.$F9]^[.$Q$2])/([.$T9]^2);[.$R$2]))*([.$J9]+[.$M$2]))*5;0)" office:value-type="float" office:value="30" calcext:value-type="float">
            <text:p>30</text:p>
          </table:table-cell>
          <table:table-cell table:style-name="ce11" table:formula="of:=ROUND(AVERAGE([.K9:.Q9]))" office:value-type="float" office:value="32" calcext:value-type="float">
            <text:p>32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MIN(([.$D10]^[.$L$2])/([.$T10]^2);[.$R$2]))*([.$J10]+[.$M$2]))*5;0)" office:value-type="float" office:value="30" calcext:value-type="float">
            <text:p>3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(MIN(([.$E10]^2)/([.$T10]^2);[.$R$2]))*([.$J10]+3)*[.$T$2]))*5;0)" office:value-type="float" office:value="45" calcext:value-type="float">
            <text:p>45</text:p>
          </table:table-cell>
          <table:table-cell table:style-name="ce11" table:formula="of:=IFERROR(ROUND(((MIN(([.$G10]^2)/([.$T10]^2);[.$R$2]))*([.$J10]+3)*[.$T$2]))*5;0)" office:value-type="float" office:value="40" calcext:value-type="float">
            <text:p>40</text:p>
          </table:table-cell>
          <table:table-cell table:style-name="ce11" table:formula="of:=IFERROR(ROUND((MIN(([.$F10]^[.$Q$2])/([.$T10]^2);[.$R$2]))*([.$J10]+[.$M$2]))*5;0)" office:value-type="float" office:value="40" calcext:value-type="float">
            <text:p>40</text:p>
          </table:table-cell>
          <table:table-cell table:style-name="ce11" table:formula="of:=ROUND(AVERAGE([.K10:.Q10]))" office:value-type="float" office:value="41" calcext:value-type="float">
            <text:p>41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MIN(([.$D11]^[.$L$2])/([.$T11]^2);[.$R$2]))*([.$J11]+[.$M$2]))*5;0)" office:value-type="float" office:value="35" calcext:value-type="float">
            <text:p>3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1" table:formula="of:=IFERROR(ROUND((MIN(([.$F11]^[.$Q$2])/([.$T11]^2);[.$R$2]))*([.$J11]+[.$M$2]))*5;0)" office:value-type="float" office:value="45" calcext:value-type="float">
            <text:p>45</text:p>
          </table:table-cell>
          <table:table-cell table:style-name="ce11" table:formula="of:=ROUND(AVERAGE([.K11:.Q11]))" office:value-type="float" office:value="48" calcext:value-type="float">
            <text:p>48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MIN(([.$D12]^[.$L$2])/([.$T12]^2);[.$R$2]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1" table:formula="of:=IFERROR(ROUND((MIN(([.$F12]^[.$Q$2])/([.$T12]^2);[.$R$2]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MIN(([.$D13]^[.$L$2])/([.$T13]^2);[.$R$2]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1" table:formula="of:=IFERROR(ROUND((MIN(([.$F13]^[.$Q$2])/([.$T13]^2);[.$R$2]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7" calcext:value-type="float">
            <text:p>27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4:.H14])" office:value-type="float" office:value="410" calcext:value-type="float">
            <text:p>410</text:p>
          </table:table-cell>
          <table:table-cell table:style-name="ce11" table:formula="of:=ROUND((([.I14]/[.$S$1])*MAX([.I14]/420; 1.2));2)" office:value-type="float" office:value="5.47" calcext:value-type="float">
            <text:p>5.47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MIN(([.$D14]^[.$L$2])/([.$T14]^2);[.$R$2]))*([.$J14]+[.$M$2]))*5;0)" office:value-type="float" office:value="20" calcext:value-type="float">
            <text:p>20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35" calcext:value-type="float">
            <text:p>35</text:p>
          </table:table-cell>
          <table:table-cell table:style-name="ce1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1" table:formula="of:=IFERROR(ROUND(((MIN(([.$G14]^2)/([.$T14]^2);[.$R$2]))*([.$J14]+3)*[.$T$2]))*5;0)" office:value-type="float" office:value="45" calcext:value-type="float">
            <text:p>45</text:p>
          </table:table-cell>
          <table:table-cell table:style-name="ce11" table:formula="of:=IFERROR(ROUND((MIN(([.$F14]^[.$Q$2])/([.$T14]^2);[.$R$2]))*([.$J14]+[.$M$2]))*5;0)" office:value-type="float" office:value="40" calcext:value-type="float">
            <text:p>40</text:p>
          </table:table-cell>
          <table:table-cell table:style-name="ce11" table:formula="of:=ROUND(AVERAGE([.K14:.Q14]))" office:value-type="float" office:value="37" calcext:value-type="float">
            <text:p>37</text:p>
          </table:table-cell>
          <table:table-cell table:style-name="ce11" table:formula="of:=ROUND((([.I14]/[.$S$1])*MAX([.I14]/350;0.8));2)" office:value-type="float" office:value="5.34" calcext:value-type="float">
            <text:p>5.34</text:p>
          </table:table-cell>
          <table:table-cell table:style-name="ce11" table:formula="of:=ROUND([.I14]/6;2)" office:value-type="float" office:value="68.33" calcext:value-type="float">
            <text:p>68.33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4" calcext:value-type="float">
            <text:p>4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3" calcext:value-type="float">
            <text:p>3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MIN(([.$D15]^[.$L$2])/([.$T15]^2);[.$R$2]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1" table:formula="of:=IFERROR(ROUND((MIN(([.$F15]^[.$Q$2])/([.$T15]^2);[.$R$2]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MIN(([.$D16]^[.$L$2])/([.$T16]^2);[.$R$2]))*([.$J16]+[.$M$2]))*5;0)" office:value-type="float" office:value="30" calcext:value-type="float">
            <text:p>30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1" table:formula="of:=IFERROR(ROUND((MIN(([.$F16]^[.$Q$2])/([.$T16]^2);[.$R$2]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MIN(([.$D17]^[.$L$2])/([.$T17]^2);[.$R$2]))*([.$J17]+[.$M$2]))*5;0)" office:value-type="float" office:value="45" calcext:value-type="float">
            <text:p>45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1" table:formula="of:=IFERROR(ROUND((MIN(([.$F17]^[.$Q$2])/([.$T17]^2);[.$R$2]))*([.$J17]+[.$M$2]))*5;0)" office:value-type="float" office:value="10" calcext:value-type="float">
            <text:p>10</text:p>
          </table:table-cell>
          <table:table-cell table:style-name="ce11" table:formula="of:=ROUND(AVERAGE([.K17:.Q17]))" office:value-type="float" office:value="39" calcext:value-type="float">
            <text:p>39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MIN(([.$D18]^[.$L$2])/([.$T18]^2);[.$R$2]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1" table:formula="of:=IFERROR(ROUND((MIN(([.$F18]^[.$Q$2])/([.$T18]^2);[.$R$2]))*([.$J18]+[.$M$2]))*5;0)" office:value-type="float" office:value="30" calcext:value-type="float">
            <text:p>30</text:p>
          </table:table-cell>
          <table:table-cell table:style-name="ce11" table:formula="of:=ROUND(AVERAGE([.K18:.Q18]))" office:value-type="float" office:value="27" calcext:value-type="float">
            <text:p>27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MIN(([.$D19]^[.$L$2])/([.$T19]^2);[.$R$2]))*([.$J19]+[.$M$2]))*5;0)" office:value-type="float" office:value="30" calcext:value-type="float">
            <text:p>30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1" table:formula="of:=IFERROR(ROUND((MIN(([.$F19]^[.$Q$2])/([.$T19]^2);[.$R$2]))*([.$J19]+[.$M$2]))*5;0)" office:value-type="float" office:value="40" calcext:value-type="float">
            <text:p>40</text:p>
          </table:table-cell>
          <table:table-cell table:style-name="ce11" table:formula="of:=ROUND(AVERAGE([.K19:.Q19]))" office:value-type="float" office:value="37" calcext:value-type="float">
            <text:p>37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MIN(([.$D20]^[.$L$2])/([.$T20]^2);[.$R$2]))*([.$J20]+[.$M$2]))*5;0)" office:value-type="float" office:value="35" calcext:value-type="float">
            <text:p>35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1" table:formula="of:=IFERROR(ROUND((MIN(([.$F20]^[.$Q$2])/([.$T20]^2);[.$R$2]))*([.$J20]+[.$M$2]))*5;0)" office:value-type="float" office:value="40" calcext:value-type="float">
            <text:p>40</text:p>
          </table:table-cell>
          <table:table-cell table:style-name="ce11" table:formula="of:=ROUND(AVERAGE([.K20:.Q20]))" office:value-type="float" office:value="44" calcext:value-type="float">
            <text:p>4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MIN(([.$D21]^[.$L$2])/([.$T21]^2);[.$R$2]))*([.$J21]+[.$M$2]))*5;0)" office:value-type="float" office:value="10" calcext:value-type="float">
            <text:p>10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1" table:formula="of:=IFERROR(ROUND((MIN(([.$F21]^[.$Q$2])/([.$T21]^2);[.$R$2]))*([.$J21]+[.$M$2]))*5;0)" office:value-type="float" office:value="10" calcext:value-type="float">
            <text:p>10</text:p>
          </table:table-cell>
          <table:table-cell table:style-name="ce11" table:formula="of:=ROUND(AVERAGE([.K21:.Q21]))" office:value-type="float" office:value="19" calcext:value-type="float">
            <text:p>19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MIN(([.$D22]^[.$L$2])/([.$T22]^2);[.$R$2]))*([.$J22]+[.$M$2]))*5;0)" office:value-type="float" office:value="10" calcext:value-type="float">
            <text:p>10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1" table:formula="of:=IFERROR(ROUND((MIN(([.$F22]^[.$Q$2])/([.$T22]^2);[.$R$2]))*([.$J22]+[.$M$2]))*5;0)" office:value-type="float" office:value="10" calcext:value-type="float">
            <text:p>10</text:p>
          </table:table-cell>
          <table:table-cell table:style-name="ce11" table:formula="of:=ROUND(AVERAGE([.K22:.Q22]))" office:value-type="float" office:value="19" calcext:value-type="float">
            <text:p>19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MIN(([.$D23]^[.$L$2])/([.$T23]^2);[.$R$2]))*([.$J23]+[.$M$2]))*5;0)" office:value-type="float" office:value="10" calcext:value-type="float">
            <text:p>10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1" table:formula="of:=IFERROR(ROUND((MIN(([.$F23]^[.$Q$2])/([.$T23]^2);[.$R$2]))*([.$J23]+[.$M$2]))*5;0)" office:value-type="float" office:value="10" calcext:value-type="float">
            <text:p>10</text:p>
          </table:table-cell>
          <table:table-cell table:style-name="ce11" table:formula="of:=ROUND(AVERAGE([.K23:.Q23]))" office:value-type="float" office:value="19" calcext:value-type="float">
            <text:p>19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MIN(([.$D24]^[.$L$2])/([.$T24]^2);[.$R$2]))*([.$J24]+[.$M$2]))*5;0)" office:value-type="float" office:value="10" calcext:value-type="float">
            <text:p>10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1" table:formula="of:=IFERROR(ROUND((MIN(([.$F24]^[.$Q$2])/([.$T24]^2);[.$R$2]))*([.$J24]+[.$M$2]))*5;0)" office:value-type="float" office:value="10" calcext:value-type="float">
            <text:p>10</text:p>
          </table:table-cell>
          <table:table-cell table:style-name="ce11" table:formula="of:=ROUND(AVERAGE([.K24:.Q24]))" office:value-type="float" office:value="19" calcext:value-type="float">
            <text:p>19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MIN(([.$D25]^[.$L$2])/([.$T25]^2);[.$R$2]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1" table:formula="of:=IFERROR(ROUND((MIN(([.$F25]^[.$Q$2])/([.$T25]^2);[.$R$2]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8" calcext:value-type="float">
            <text:p>28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MIN(([.$D26]^[.$L$2])/([.$T26]^2);[.$R$2]))*([.$J26]+[.$M$2]))*5;0)" office:value-type="float" office:value="40" calcext:value-type="float">
            <text:p>40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1" table:formula="of:=IFERROR(ROUND((MIN(([.$F26]^[.$Q$2])/([.$T26]^2);[.$R$2]))*([.$J26]+[.$M$2]))*5;0)" office:value-type="float" office:value="15" calcext:value-type="float">
            <text:p>15</text:p>
          </table:table-cell>
          <table:table-cell table:style-name="ce11" table:formula="of:=ROUND(AVERAGE([.K26:.Q26]))" office:value-type="float" office:value="40" calcext:value-type="float">
            <text:p>40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MIN(([.$D27]^[.$L$2])/([.$T27]^2);[.$R$2]))*([.$J27]+[.$M$2]))*5;0)" office:value-type="float" office:value="35" calcext:value-type="float">
            <text:p>35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1" table:formula="of:=IFERROR(ROUND((MIN(([.$F27]^[.$Q$2])/([.$T27]^2);[.$R$2]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MIN(([.$D28]^[.$L$2])/([.$T28]^2);[.$R$2]))*([.$J28]+[.$M$2]))*5;0)" office:value-type="float" office:value="40" calcext:value-type="float">
            <text:p>4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1" table:formula="of:=IFERROR(ROUND((MIN(([.$F28]^[.$Q$2])/([.$T28]^2);[.$R$2]))*([.$J28]+[.$M$2]))*5;0)" office:value-type="float" office:value="20" calcext:value-type="float">
            <text:p>20</text:p>
          </table:table-cell>
          <table:table-cell table:style-name="ce11" table:formula="of:=ROUND(AVERAGE([.K28:.Q28]))" office:value-type="float" office:value="41" calcext:value-type="float">
            <text:p>41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29:.H29])" office:value-type="float" office:value="298" calcext:value-type="float">
            <text:p>298</text:p>
          </table:table-cell>
          <table:table-cell table:style-name="ce11" table:formula="of:=ROUND((([.I29]/[.$S$1])*MAX([.I29]/420; 1.2));2)" office:value-type="float" office:value="3.97" calcext:value-type="float">
            <text:p>3.97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MIN(([.$D29]^[.$L$2])/([.$T29]^2);[.$R$2]))*([.$J29]+[.$M$2]))*5;0)" office:value-type="float" office:value="30" calcext:value-type="float">
            <text:p>3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35" calcext:value-type="float">
            <text:p>35</text:p>
          </table:table-cell>
          <table:table-cell table:style-name="ce11" table:formula="of:=IFERROR(ROUND(((MIN(([.$E29]^2)/([.$T29]^2);[.$R$2]))*([.$J29]+3)*[.$T$2]))*5;0)" office:value-type="float" office:value="20" calcext:value-type="float">
            <text:p>20</text:p>
          </table:table-cell>
          <table:table-cell table:style-name="ce11" table:formula="of:=IFERROR(ROUND(((MIN(([.$G29]^2)/([.$T29]^2);[.$R$2]))*([.$J29]+3)*[.$T$2]))*5;0)" office:value-type="float" office:value="35" calcext:value-type="float">
            <text:p>35</text:p>
          </table:table-cell>
          <table:table-cell table:style-name="ce11" table:formula="of:=IFERROR(ROUND((MIN(([.$F29]^[.$Q$2])/([.$T29]^2);[.$R$2]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1" calcext:value-type="float">
            <text:p>31</text:p>
          </table:table-cell>
          <table:table-cell table:style-name="ce11" table:formula="of:=ROUND((([.I29]/[.$S$1])*MAX([.I29]/350;0.8));2)" office:value-type="float" office:value="2.82" calcext:value-type="float">
            <text:p>2.82</text:p>
          </table:table-cell>
          <table:table-cell table:style-name="ce11" table:formula="of:=ROUND([.I29]/6;2)" office:value-type="float" office:value="49.67" calcext:value-type="float">
            <text:p>49.67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4" calcext:value-type="float">
            <text:p>4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2" calcext:value-type="float">
            <text:p>2</text:p>
          </table:table-cell>
          <table:table-cell table:style-name="ce19" table:formula="of:=IFERROR(ROUND(((MIN(([.E29]^2)/([.$T29]^2);[.$S$2])))*[.$S29]*[.$T$1]);0)" office:value-type="float" office:value="2" calcext:value-type="float">
            <text:p>2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5" calcext:value-type="float">
            <text:p>2.5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MIN(([.$D30]^[.$L$2])/([.$T30]^2);[.$R$2]))*([.$J30]+[.$M$2]))*5;0)" office:value-type="float" office:value="50" calcext:value-type="float">
            <text:p>50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40" calcext:value-type="float">
            <text:p>40</text:p>
          </table:table-cell>
          <table:table-cell table:style-name="ce11" table:formula="of:=IFERROR(ROUND(((MIN(([.$E30]^2)/([.$T30]^2);[.$R$2]))*([.$J30]+3)*[.$T$2]))*5;0)" office:value-type="float" office:value="30" calcext:value-type="float">
            <text:p>30</text:p>
          </table:table-cell>
          <table:table-cell table:style-name="ce11" table:formula="of:=IFERROR(ROUND(((MIN(([.$G30]^2)/([.$T30]^2);[.$R$2]))*([.$J30]+3)*[.$T$2]))*5;0)" office:value-type="float" office:value="40" calcext:value-type="float">
            <text:p>40</text:p>
          </table:table-cell>
          <table:table-cell table:style-name="ce11" table:formula="of:=IFERROR(ROUND((MIN(([.$F30]^[.$Q$2])/([.$T30]^2);[.$R$2]))*([.$J30]+[.$M$2]))*5;0)" office:value-type="float" office:value="25" calcext:value-type="float">
            <text:p>25</text:p>
          </table:table-cell>
          <table:table-cell table:style-name="ce11" table:formula="of:=ROUND(AVERAGE([.K30:.Q30]))" office:value-type="float" office:value="41" calcext:value-type="float">
            <text:p>41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5" calcext:value-type="float">
            <text:p>5</text:p>
          </table:table-cell>
          <table:table-cell table:style-name="ce19" table:formula="of:=IFERROR(ROUND(((MIN(([.E30]^2)/([.$T30]^2);[.$S$2])))*[.$S30]*[.$T$1]);0)" office:value-type="float" office:value="4" calcext:value-type="float">
            <text:p>4</text:p>
          </table:table-cell>
          <table:table-cell table:style-name="ce19" table:formula="of:=IFERROR(ROUND(((MIN(([.G30]^2)/([.$T30]^2);[.$S$2])))*[.$S30]*[.$T$1]);0)" office:value-type="float" office:value="5" calcext:value-type="float">
            <text:p>5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" calcext:value-type="float">
            <text:p>6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6" calcext:value-type="float">
            <text:p>6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3" calcext:value-type="float">
            <text:p>3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0" calcext:value-type="float">
            <text:p>330</text:p>
          </table:table-cell>
          <table:table-cell table:style-name="ce11" table:formula="of:=ROUND((([.I31]/[.$S$1])*MAX([.I31]/420; 1.2));2)" office:value-type="float" office:value="4.4" calcext:value-type="float">
            <text:p>4.4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MIN(([.$D31]^[.$L$2])/([.$T31]^2);[.$R$2]))*([.$J31]+[.$M$2]))*5;0)" office:value-type="float" office:value="25" calcext:value-type="float">
            <text:p>25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(MIN(([.$E31]^2)/([.$T31]^2);[.$R$2]))*([.$J31]+3)*[.$T$2]))*5;0)" office:value-type="float" office:value="5" calcext:value-type="float">
            <text:p>5</text:p>
          </table:table-cell>
          <table:table-cell table:style-name="ce1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1" table:formula="of:=IFERROR(ROUND((MIN(([.$F31]^[.$Q$2])/([.$T31]^2);[.$R$2]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4" calcext:value-type="float">
            <text:p>34</text:p>
          </table:table-cell>
          <table:table-cell table:style-name="ce11" table:formula="of:=ROUND((([.I31]/[.$S$1])*MAX([.I31]/350;0.8));2)" office:value-type="float" office:value="3.46" calcext:value-type="float">
            <text:p>3.46</text:p>
          </table:table-cell>
          <table:table-cell table:style-name="ce11" table:formula="of:=ROUND([.I31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3" calcext:value-type="float">
            <text:p>3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17" calcext:value-type="float">
            <text:p>3.17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85" calcext:value-type="float">
            <text:p>485</text:p>
          </table:table-cell>
          <table:table-cell table:style-name="ce11" table:formula="of:=ROUND((([.I32]/[.$S$1])*MAX([.I32]/420; 1.2));2)" office:value-type="float" office:value="6.47" calcext:value-type="float">
            <text:p>6.4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MIN(([.$D32]^[.$L$2])/([.$T32]^2);[.$R$2]))*([.$J32]+[.$M$2]))*5;0)" office:value-type="float" office:value="40" calcext:value-type="float">
            <text:p>40</text:p>
          </table:table-cell>
          <table:table-cell table:style-name="ce11" table:formula="of:=IFERROR(ROUND((MIN(([.$D32]+[.$G32]+[.$I32])/8/[.$T32];[.$R$2]))*([.$J32]+3))*5;0)" office:value-type="float" office:value="50" calcext:value-type="float">
            <text:p>50</text:p>
          </table:table-cell>
          <table:table-cell table:style-name="ce11" table:formula="of:=IFERROR(ROUND(((MIN(([.$H32]^2)/([.$T32]^2);[.$R$2]))*([.$J32]+3)*[.$T$2]))*5;0)" office:value-type="float" office:value="70" calcext:value-type="float">
            <text:p>70</text:p>
          </table:table-cell>
          <table:table-cell table:style-name="ce1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1" table:formula="of:=IFERROR(ROUND((MIN(([.$F32]^[.$Q$2])/([.$T32]^2);[.$R$2]))*([.$J32]+[.$M$2]))*5;0)" office:value-type="float" office:value="40" calcext:value-type="float">
            <text:p>40</text:p>
          </table:table-cell>
          <table:table-cell table:style-name="ce11" table:formula="of:=ROUND(AVERAGE([.K32:.Q32]))" office:value-type="float" office:value="44" calcext:value-type="float">
            <text:p>44</text:p>
          </table:table-cell>
          <table:table-cell table:style-name="ce11" table:formula="of:=ROUND((([.I32]/[.$S$1])*MAX([.I32]/350;0.8));2)" office:value-type="float" office:value="7.47" calcext:value-type="float">
            <text:p>7.47</text:p>
          </table:table-cell>
          <table:table-cell table:style-name="ce11" table:formula="of:=ROUND([.I32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9" calcext:value-type="float">
            <text:p>9</text:p>
          </table:table-cell>
          <table:table-cell table:style-name="ce20" table:formula="of:=IFERROR(ROUND(MIN(([.D32]+[.G32]+[.I32])/8/[.$T32];[.$S$2])^2*[.$S32]);0)" office:value-type="float" office:value="8" calcext:value-type="float">
            <text:p>8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5" calcext:value-type="float">
            <text:p>5</text:p>
          </table:table-cell>
          <table:table-cell table:style-name="ce19"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17" calcext:value-type="float">
            <text:p>7.17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6" calcext:value-type="float">
            <text:p>6</text:p>
          </table:table-cell>
          <table:table-cell table:formula="of:=MIN(MAX([.X32]-[.X31];0);[.$AT$2])" office:value-type="float" office:value="5" calcext:value-type="float">
            <text:p>5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3" calcext:value-type="float">
            <text:p>3</text:p>
          </table:table-cell>
          <table:table-cell table:formula="of:=MIN(MAX([.AB32]-[.AB31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MIN(([.$D33]^[.$L$2])/([.$T33]^2);[.$R$2]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1" table:formula="of:=IFERROR(ROUND((MIN(([.$F33]^[.$Q$2])/([.$T33]^2);[.$R$2]))*([.$J33]+[.$M$2]))*5;0)" office:value-type="float" office:value="20" calcext:value-type="float">
            <text:p>20</text:p>
          </table:table-cell>
          <table:table-cell table:style-name="ce11" table:formula="of:=ROUND(AVERAGE([.K33:.Q33]))" office:value-type="float" office:value="33" calcext:value-type="float">
            <text:p>33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MIN(([.$D34]^[.$L$2])/([.$T34]^2);[.$R$2]))*([.$J34]+[.$M$2]))*5;0)" office:value-type="float" office:value="50" calcext:value-type="float">
            <text:p>5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1" table:formula="of:=IFERROR(ROUND((MIN(([.$F34]^[.$Q$2])/([.$T34]^2);[.$R$2]))*([.$J34]+[.$M$2]))*5;0)" office:value-type="float" office:value="20" calcext:value-type="float">
            <text:p>20</text:p>
          </table:table-cell>
          <table:table-cell table:style-name="ce11" table:formula="of:=ROUND(AVERAGE([.K34:.Q34]))" office:value-type="float" office:value="44" calcext:value-type="float">
            <text:p>44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MIN(([.$D35]^[.$L$2])/([.$T35]^2);[.$R$2]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1" table:formula="of:=IFERROR(ROUND((MIN(([.$F35]^[.$Q$2])/([.$T35]^2);[.$R$2]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29" calcext:value-type="float">
            <text:p>29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MIN(([.$D36]^[.$L$2])/([.$T36]^2);[.$R$2]))*([.$J36]+[.$M$2]))*5;0)" office:value-type="float" office:value="30" calcext:value-type="float">
            <text:p>30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1" table:formula="of:=IFERROR(ROUND((MIN(([.$F36]^[.$Q$2])/([.$T36]^2);[.$R$2]))*([.$J36]+[.$M$2]))*5;0)" office:value-type="float" office:value="25" calcext:value-type="float">
            <text:p>25</text:p>
          </table:table-cell>
          <table:table-cell table:style-name="ce11" table:formula="of:=ROUND(AVERAGE([.K36:.Q36]))" office:value-type="float" office:value="35" calcext:value-type="float">
            <text:p>35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MIN(([.$D37]^[.$L$2])/([.$T37]^2);[.$R$2]))*([.$J37]+[.$M$2]))*5;0)" office:value-type="float" office:value="40" calcext:value-type="float">
            <text:p>40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(MIN(([.$E37]^2)/([.$T37]^2);[.$R$2]))*([.$J37]+3)*[.$T$2]))*5;0)" office:value-type="float" office:value="35" calcext:value-type="float">
            <text:p>35</text:p>
          </table:table-cell>
          <table:table-cell table:style-name="ce1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1" table:formula="of:=IFERROR(ROUND((MIN(([.$F37]^[.$Q$2])/([.$T37]^2);[.$R$2]))*([.$J37]+[.$M$2]))*5;0)" office:value-type="float" office:value="35" calcext:value-type="float">
            <text:p>35</text:p>
          </table:table-cell>
          <table:table-cell table:style-name="ce11" table:formula="of:=ROUND(AVERAGE([.K37:.Q37]))" office:value-type="float" office:value="44" calcext:value-type="float">
            <text:p>44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MIN(([.$D38]^[.$L$2])/([.$T38]^2);[.$R$2]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1" table:formula="of:=IFERROR(ROUND((MIN(([.$F38]^[.$Q$2])/([.$T38]^2);[.$R$2]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MIN(([.$D39]^[.$L$2])/([.$T39]^2);[.$R$2]))*([.$J39]+[.$M$2]))*5;0)" office:value-type="float" office:value="35" calcext:value-type="float">
            <text:p>35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1" table:formula="of:=IFERROR(ROUND((MIN(([.$F39]^[.$Q$2])/([.$T39]^2);[.$R$2]))*([.$J39]+[.$M$2]))*5;0)" office:value-type="float" office:value="30" calcext:value-type="float">
            <text:p>30</text:p>
          </table:table-cell>
          <table:table-cell table:style-name="ce11" table:formula="of:=ROUND(AVERAGE([.K39:.Q39]))" office:value-type="float" office:value="35" calcext:value-type="float">
            <text:p>35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MIN(([.$D40]^[.$L$2])/([.$T40]^2);[.$R$2]))*([.$J40]+[.$M$2]))*5;0)" office:value-type="float" office:value="50" calcext:value-type="float">
            <text:p>5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(MIN(([.$E40]^2)/([.$T40]^2);[.$R$2]))*([.$J40]+3)*[.$T$2]))*5;0)" office:value-type="float" office:value="30" calcext:value-type="float">
            <text:p>30</text:p>
          </table:table-cell>
          <table:table-cell table:style-name="ce1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1" table:formula="of:=IFERROR(ROUND((MIN(([.$F40]^[.$Q$2])/([.$T40]^2);[.$R$2]))*([.$J40]+[.$M$2]))*5;0)" office:value-type="float" office:value="40" calcext:value-type="float">
            <text:p>40</text:p>
          </table:table-cell>
          <table:table-cell table:style-name="ce11" table:formula="of:=ROUND(AVERAGE([.K40:.Q40]))" office:value-type="float" office:value="44" calcext:value-type="float">
            <text:p>44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MIN(([.$D41]^[.$L$2])/([.$T41]^2);[.$R$2]))*([.$J41]+[.$M$2]))*5;0)" office:value-type="float" office:value="15" calcext:value-type="float">
            <text:p>15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1" table:formula="of:=IFERROR(ROUND((MIN(([.$F41]^[.$Q$2])/([.$T41]^2);[.$R$2]))*([.$J41]+[.$M$2]))*5;0)" office:value-type="float" office:value="30" calcext:value-type="float">
            <text:p>30</text:p>
          </table:table-cell>
          <table:table-cell table:style-name="ce11" table:formula="of:=ROUND(AVERAGE([.K41:.Q41]))" office:value-type="float" office:value="32" calcext:value-type="float">
            <text:p>32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MIN(([.$D42]^[.$L$2])/([.$T42]^2);[.$R$2]))*([.$J42]+[.$M$2]))*5;0)" office:value-type="float" office:value="20" calcext:value-type="float">
            <text:p>20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1" table:formula="of:=IFERROR(ROUND((MIN(([.$F42]^[.$Q$2])/([.$T42]^2);[.$R$2]))*([.$J42]+[.$M$2]))*5;0)" office:value-type="float" office:value="45" calcext:value-type="float">
            <text:p>45</text:p>
          </table:table-cell>
          <table:table-cell table:style-name="ce11" table:formula="of:=ROUND(AVERAGE([.K42:.Q42]))" office:value-type="float" office:value="44" calcext:value-type="float">
            <text:p>44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MIN(([.$D43]^[.$L$2])/([.$T43]^2);[.$R$2]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(MIN(([.$E43]^2)/([.$T43]^2);[.$R$2]))*([.$J43]+3)*[.$T$2]))*5;0)" office:value-type="float" office:value="15" calcext:value-type="float">
            <text:p>15</text:p>
          </table:table-cell>
          <table:table-cell table:style-name="ce11" table:formula="of:=IFERROR(ROUND(((MIN(([.$G43]^2)/([.$T43]^2);[.$R$2]))*([.$J43]+3)*[.$T$2]))*5;0)" office:value-type="float" office:value="25" calcext:value-type="float">
            <text:p>25</text:p>
          </table:table-cell>
          <table:table-cell table:style-name="ce11" table:formula="of:=IFERROR(ROUND((MIN(([.$F43]^[.$Q$2])/([.$T43]^2);[.$R$2]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2" calcext:value-type="float">
            <text:p>32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MIN(([.$D44]^[.$L$2])/([.$T44]^2);[.$R$2]))*([.$J44]+[.$M$2]))*5;0)" office:value-type="float" office:value="25" calcext:value-type="float">
            <text:p>25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1" table:formula="of:=IFERROR(ROUND((MIN(([.$F44]^[.$Q$2])/([.$T44]^2);[.$R$2]))*([.$J44]+[.$M$2]))*5;0)" office:value-type="float" office:value="45" calcext:value-type="float">
            <text:p>45</text:p>
          </table:table-cell>
          <table:table-cell table:style-name="ce11" table:formula="of:=ROUND(AVERAGE([.K44:.Q44]))" office:value-type="float" office:value="44" calcext:value-type="float">
            <text:p>4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MIN(([.$D45]^[.$L$2])/([.$T45]^2);[.$R$2]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1" table:formula="of:=IFERROR(ROUND((MIN(([.$F45]^[.$Q$2])/([.$T45]^2);[.$R$2]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0" calcext:value-type="float">
            <text:p>30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MIN(([.$D46]^[.$L$2])/([.$T46]^2);[.$R$2]))*([.$J46]+[.$M$2]))*5;0)" office:value-type="float" office:value="35" calcext:value-type="float">
            <text:p>3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1" table:formula="of:=IFERROR(ROUND((MIN(([.$F46]^[.$Q$2])/([.$T46]^2);[.$R$2]))*([.$J46]+[.$M$2]))*5;0)" office:value-type="float" office:value="45" calcext:value-type="float">
            <text:p>45</text:p>
          </table:table-cell>
          <table:table-cell table:style-name="ce11" table:formula="of:=ROUND(AVERAGE([.K46:.Q46]))" office:value-type="float" office:value="42" calcext:value-type="float">
            <text:p>42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47:.H47])" office:value-type="float" office:value="265" calcext:value-type="float">
            <text:p>265</text:p>
          </table:table-cell>
          <table:table-cell table:style-name="ce11" table:formula="of:=ROUND((([.I47]/[.$S$1])*MAX([.I47]/420; 1.2));2)" office:value-type="float" office:value="3.53" calcext:value-type="float">
            <text:p>3.53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MIN(([.$D47]^[.$L$2])/([.$T47]^2);[.$R$2]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0" calcext:value-type="float">
            <text:p>30</text:p>
          </table:table-cell>
          <table:table-cell table:style-name="ce11" table:formula="of:=IFERROR(ROUND(((MIN(([.$H47]^2)/([.$T47]^2);[.$R$2]))*([.$J47]+3)*[.$T$2]))*5;0)" office:value-type="float" office:value="50" calcext:value-type="float">
            <text:p>50</text:p>
          </table:table-cell>
          <table:table-cell table:style-name="ce1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1" table:formula="of:=IFERROR(ROUND(((MIN(([.$G47]^2)/([.$T47]^2);[.$R$2]))*([.$J47]+3)*[.$T$2]))*5;0)" office:value-type="float" office:value="15" calcext:value-type="float">
            <text:p>15</text:p>
          </table:table-cell>
          <table:table-cell table:style-name="ce11" table:formula="of:=IFERROR(ROUND((MIN(([.$F47]^[.$Q$2])/([.$T47]^2);[.$R$2]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28" calcext:value-type="float">
            <text:p>28</text:p>
          </table:table-cell>
          <table:table-cell table:style-name="ce11" table:formula="of:=ROUND((([.I47]/[.$S$1])*MAX([.I47]/350;0.8));2)" office:value-type="float" office:value="2.36" calcext:value-type="float">
            <text:p>2.36</text:p>
          </table:table-cell>
          <table:table-cell table:style-name="ce11" table:formula="of:=ROUND([.I47]/6;2)" office:value-type="float" office:value="44.17" calcext:value-type="float">
            <text:p>44.17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2" calcext:value-type="float">
            <text:p>2</text:p>
          </table:table-cell>
          <table:table-cell table:style-name="ce19" table:formula="of:=IFERROR(ROUND(((MIN(([.H47]^2)/([.$T47]^2);[.$S$2])))*[.$S47]*[.$T$1]);0)" office:value-type="float" office:value="3" calcext:value-type="float">
            <text:p>3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17" calcext:value-type="float">
            <text:p>2.17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7.86" calcext:value-type="float">
            <text:p>27.86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1" calcext:value-type="float">
            <text:p>1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MIN(([.$D48]^[.$L$2])/([.$T48]^2);[.$R$2]))*([.$J48]+[.$M$2]))*5;0)" office:value-type="float" office:value="35" calcext:value-type="float">
            <text:p>3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1" table:formula="of:=IFERROR(ROUND((MIN(([.$F48]^[.$Q$2])/([.$T48]^2);[.$R$2]))*([.$J48]+[.$M$2]))*5;0)" office:value-type="float" office:value="35" calcext:value-type="float">
            <text:p>35</text:p>
          </table:table-cell>
          <table:table-cell table:style-name="ce11" table:formula="of:=ROUND(AVERAGE([.K48:.Q48]))" office:value-type="float" office:value="41" calcext:value-type="float">
            <text:p>41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5" calcext:value-type="float">
            <text:p>5</text:p>
          </table:table-cell>
          <table:table-cell table:formula="of:=MIN(MAX([.Y48]-[.Y47];0);[.$AT$2])" office:value-type="float" office:value="3" calcext:value-type="float">
            <text:p>3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MIN(([.$D49]^[.$L$2])/([.$T49]^2);[.$R$2]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1" table:formula="of:=IFERROR(ROUND(((MIN(([.$G49]^2)/([.$T49]^2);[.$R$2]))*([.$J49]+3)*[.$T$2]))*5;0)" office:value-type="float" office:value="30" calcext:value-type="float">
            <text:p>30</text:p>
          </table:table-cell>
          <table:table-cell table:style-name="ce11" table:formula="of:=IFERROR(ROUND((MIN(([.$F49]^[.$Q$2])/([.$T49]^2);[.$R$2]))*([.$J49]+[.$M$2]))*5;0)" office:value-type="float" office:value="45" calcext:value-type="float">
            <text:p>45</text:p>
          </table:table-cell>
          <table:table-cell table:style-name="ce11" table:formula="of:=ROUND(AVERAGE([.K49:.Q49]))" office:value-type="float" office:value="32" calcext:value-type="float">
            <text:p>32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MIN(([.$D50]^[.$L$2])/([.$T50]^2);[.$R$2]))*([.$J50]+[.$M$2]))*5;0)" office:value-type="float" office:value="25" calcext:value-type="float">
            <text:p>2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1" table:formula="of:=IFERROR(ROUND((MIN(([.$F50]^[.$Q$2])/([.$T50]^2);[.$R$2]))*([.$J50]+[.$M$2]))*5;0)" office:value-type="float" office:value="45" calcext:value-type="float">
            <text:p>45</text:p>
          </table:table-cell>
          <table:table-cell table:style-name="ce11" table:formula="of:=ROUND(AVERAGE([.K50:.Q50]))" office:value-type="float" office:value="36" calcext:value-type="float">
            <text:p>36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MIN(([.$D51]^[.$L$2])/([.$T51]^2);[.$R$2]))*([.$J51]+[.$M$2]))*5;0)" office:value-type="float" office:value="30" calcext:value-type="float">
            <text:p>30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1" table:formula="of:=IFERROR(ROUND((MIN(([.$F51]^[.$Q$2])/([.$T51]^2);[.$R$2]))*([.$J51]+[.$M$2]))*5;0)" office:value-type="float" office:value="60" calcext:value-type="float">
            <text:p>60</text:p>
          </table:table-cell>
          <table:table-cell table:style-name="ce11" table:formula="of:=ROUND(AVERAGE([.K51:.Q51]))" office:value-type="float" office:value="44" calcext:value-type="float">
            <text:p>44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MIN(([.$D52]^[.$L$2])/([.$T52]^2);[.$R$2]))*([.$J52]+[.$M$2]))*5;0)" office:value-type="float" office:value="45" calcext:value-type="float">
            <text:p>45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1" table:formula="of:=IFERROR(ROUND((MIN(([.$F52]^[.$Q$2])/([.$T52]^2);[.$R$2]))*([.$J52]+[.$M$2]))*5;0)" office:value-type="float" office:value="40" calcext:value-type="float">
            <text:p>40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MIN(([.$D53]^[.$L$2])/([.$T53]^2);[.$R$2]))*([.$J53]+[.$M$2]))*5;0)" office:value-type="float" office:value="50" calcext:value-type="float">
            <text:p>50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1" table:formula="of:=IFERROR(ROUND((MIN(([.$F53]^[.$Q$2])/([.$T53]^2);[.$R$2]))*([.$J53]+[.$M$2]))*5;0)" office:value-type="float" office:value="40" calcext:value-type="float">
            <text:p>40</text:p>
          </table:table-cell>
          <table:table-cell table:style-name="ce11" table:formula="of:=ROUND(AVERAGE([.K53:.Q53]))" office:value-type="float" office:value="41" calcext:value-type="float">
            <text:p>41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MIN(([.$D54]^[.$L$2])/([.$T54]^2);[.$R$2]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1" table:formula="of:=IFERROR(ROUND((MIN(([.$F54]^[.$Q$2])/([.$T54]^2);[.$R$2]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table:formula="of:=SUM([.C55:.H55])" office:value-type="float" office:value="335" calcext:value-type="float">
            <text:p>335</text:p>
          </table:table-cell>
          <table:table-cell table:style-name="ce11" table:formula="of:=ROUND((([.I55]/[.$S$1])*MAX([.I55]/420; 1.2));2)" office:value-type="float" office:value="4.47" calcext:value-type="float">
            <text:p>4.4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MIN(([.$D55]^[.$L$2])/([.$T55]^2);[.$R$2]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25" calcext:value-type="float">
            <text:p>25</text:p>
          </table:table-cell>
          <table:table-cell table:style-name="ce1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1" table:formula="of:=IFERROR(ROUND((MIN(([.$F55]^[.$Q$2])/([.$T55]^2);[.$R$2]))*([.$J55]+[.$M$2]))*5;0)" office:value-type="float" office:value="30" calcext:value-type="float">
            <text:p>30</text:p>
          </table:table-cell>
          <table:table-cell table:style-name="ce11" table:formula="of:=ROUND(AVERAGE([.K55:.Q55]))" office:value-type="float" office:value="33" calcext:value-type="float">
            <text:p>33</text:p>
          </table:table-cell>
          <table:table-cell table:style-name="ce11" table:formula="of:=ROUND((([.I55]/[.$S$1])*MAX([.I55]/350;0.8));2)" office:value-type="float" office:value="3.56" calcext:value-type="float">
            <text:p>3.56</text:p>
          </table:table-cell>
          <table:table-cell table:style-name="ce11" table:formula="of:=ROUND([.I55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2" calcext:value-type="float">
            <text:p>2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5" calcext:value-type="float">
            <text:p>3.5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2.86" calcext:value-type="float">
            <text:p>32.86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2" calcext:value-type="float">
            <text:p>2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MIN(([.$D56]^[.$L$2])/([.$T56]^2);[.$R$2]))*([.$J56]+[.$M$2]))*5;0)" office:value-type="float" office:value="30" calcext:value-type="float">
            <text:p>3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(MIN(([.$E56]^2)/([.$T56]^2);[.$R$2]))*([.$J56]+3)*[.$T$2]))*5;0)" office:value-type="float" office:value="20" calcext:value-type="float">
            <text:p>20</text:p>
          </table:table-cell>
          <table:table-cell table:style-name="ce1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1" table:formula="of:=IFERROR(ROUND((MIN(([.$F56]^[.$Q$2])/([.$T56]^2);[.$R$2]))*([.$J56]+[.$M$2]))*5;0)" office:value-type="float" office:value="40" calcext:value-type="float">
            <text:p>40</text:p>
          </table:table-cell>
          <table:table-cell table:style-name="ce11" table:formula="of:=ROUND(AVERAGE([.K56:.Q56]))" office:value-type="float" office:value="41" calcext:value-type="float">
            <text:p>41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4" calcext:value-type="float">
            <text:p>4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MIN(([.$D57]^[.$L$2])/([.$T57]^2);[.$R$2]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1" table:formula="of:=IFERROR(ROUND((MIN(([.$F57]^[.$Q$2])/([.$T57]^2);[.$R$2]))*([.$J57]+[.$M$2]))*5;0)" office:value-type="float" office:value="15" calcext:value-type="float">
            <text:p>15</text:p>
          </table:table-cell>
          <table:table-cell table:style-name="ce11" table:formula="of:=ROUND(AVERAGE([.K57:.Q57]))" office:value-type="float" office:value="29" calcext:value-type="float">
            <text:p>29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MIN(([.$D58]^[.$L$2])/([.$T58]^2);[.$R$2]))*([.$J58]+[.$M$2]))*5;0)" office:value-type="float" office:value="50" calcext:value-type="float">
            <text:p>50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1" table:formula="of:=IFERROR(ROUND((MIN(([.$F58]^[.$Q$2])/([.$T58]^2);[.$R$2]))*([.$J58]+[.$M$2]))*5;0)" office:value-type="float" office:value="15" calcext:value-type="float">
            <text:p>15</text:p>
          </table:table-cell>
          <table:table-cell table:style-name="ce11" table:formula="of:=ROUND(AVERAGE([.K58:.Q58]))" office:value-type="float" office:value="40" calcext:value-type="float">
            <text:p>40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15" calcext:value-type="float">
            <text:p>315</text:p>
          </table:table-cell>
          <table:table-cell table:style-name="ce11" table:formula="of:=ROUND((([.I59]/[.$S$1])*MAX([.I59]/420; 1.2));2)" office:value-type="float" office:value="4.2" calcext:value-type="float">
            <text:p>4.2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MIN(([.$D59]^[.$L$2])/([.$T59]^2);[.$R$2]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1" table:formula="of:=IFERROR(ROUND(((MIN(([.$G59]^2)/([.$T59]^2);[.$R$2]))*([.$J59]+3)*[.$T$2]))*5;0)" office:value-type="float" office:value="15" calcext:value-type="float">
            <text:p>15</text:p>
          </table:table-cell>
          <table:table-cell table:style-name="ce11" table:formula="of:=IFERROR(ROUND((MIN(([.$F59]^[.$Q$2])/([.$T59]^2);[.$R$2]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2" calcext:value-type="float">
            <text:p>32</text:p>
          </table:table-cell>
          <table:table-cell table:style-name="ce11" table:formula="of:=ROUND((([.I59]/[.$S$1])*MAX([.I59]/350;0.8));2)" office:value-type="float" office:value="3.15" calcext:value-type="float">
            <text:p>3.15</text:p>
          </table:table-cell>
          <table:table-cell table:style-name="ce11" table:formula="of:=ROUND([.I59]/6;2)" office:value-type="float" office:value="52.5" calcext:value-type="float">
            <text:p>52.5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4" calcext:value-type="float">
            <text:p>4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83" calcext:value-type="float">
            <text:p>2.8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MIN(([.$D60]^[.$L$2])/([.$T60]^2);[.$R$2]))*([.$J60]+[.$M$2]))*5;0)" office:value-type="float" office:value="40" calcext:value-type="float">
            <text:p>4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1" table:formula="of:=IFERROR(ROUND((MIN(([.$F60]^[.$Q$2])/([.$T60]^2);[.$R$2]))*([.$J60]+[.$M$2]))*5;0)" office:value-type="float" office:value="20" calcext:value-type="float">
            <text:p>20</text:p>
          </table:table-cell>
          <table:table-cell table:style-name="ce11" table:formula="of:=ROUND(AVERAGE([.K60:.Q60]))" office:value-type="float" office:value="41" calcext:value-type="float">
            <text:p>41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5" calcext:value-type="float">
            <text:p>5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MIN(([.$D61]^[.$L$2])/([.$T61]^2);[.$R$2]))*([.$J61]+[.$M$2]))*5;0)" office:value-type="float" office:value="25" calcext:value-type="float">
            <text:p>25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1" table:formula="of:=IFERROR(ROUND((MIN(([.$F61]^[.$Q$2])/([.$T61]^2);[.$R$2]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3" calcext:value-type="float">
            <text:p>33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MIN(([.$D62]^[.$L$2])/([.$T62]^2);[.$R$2]))*([.$J62]+[.$M$2]))*5;0)" office:value-type="float" office:value="30" calcext:value-type="float">
            <text:p>3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1" table:formula="of:=IFERROR(ROUND((MIN(([.$F62]^[.$Q$2])/([.$T62]^2);[.$R$2]))*([.$J62]+[.$M$2]))*5;0)" office:value-type="float" office:value="45" calcext:value-type="float">
            <text:p>45</text:p>
          </table:table-cell>
          <table:table-cell table:style-name="ce11" table:formula="of:=ROUND(AVERAGE([.K62:.Q62]))" office:value-type="float" office:value="44" calcext:value-type="float">
            <text:p>44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MIN(([.$D63]^[.$L$2])/([.$T63]^2);[.$R$2]))*([.$J63]+[.$M$2]))*5;0)" office:value-type="float" office:value="45" calcext:value-type="float">
            <text:p>45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1"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11" table:formula="of:=ROUND(AVERAGE([.K63:.Q63]))" office:value-type="float" office:value="32" calcext:value-type="float">
            <text:p>32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MIN(([.$D64]^[.$L$2])/([.$T64]^2);[.$R$2]))*([.$J64]+[.$M$2]))*5;0)" office:value-type="float" office:value="55" calcext:value-type="float">
            <text:p>55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1" table:formula="of:=IFERROR(ROUND((MIN(([.$F64]^[.$Q$2])/([.$T64]^2);[.$R$2]))*([.$J64]+[.$M$2]))*5;0)" office:value-type="float" office:value="20" calcext:value-type="float">
            <text:p>20</text:p>
          </table:table-cell>
          <table:table-cell table:style-name="ce11" table:formula="of:=ROUND(AVERAGE([.K64:.Q64]))" office:value-type="float" office:value="41" calcext:value-type="float">
            <text:p>41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MIN(([.$D65]^[.$L$2])/([.$T65]^2);[.$R$2]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1" table:formula="of:=IFERROR(ROUND((MIN(([.$F65]^[.$Q$2])/([.$T65]^2);[.$R$2]))*([.$J65]+[.$M$2]))*5;0)" office:value-type="float" office:value="30" calcext:value-type="float">
            <text:p>30</text:p>
          </table:table-cell>
          <table:table-cell table:style-name="ce11" table:formula="of:=ROUND(AVERAGE([.K65:.Q65]))" office:value-type="float" office:value="35" calcext:value-type="float">
            <text:p>35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MIN(([.$D66]^[.$L$2])/([.$T66]^2);[.$R$2]))*([.$J66]+[.$M$2]))*5;0)" office:value-type="float" office:value="55" calcext:value-type="float">
            <text:p>55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1" table:formula="of:=IFERROR(ROUND((MIN(([.$F66]^[.$Q$2])/([.$T66]^2);[.$R$2]))*([.$J66]+[.$M$2]))*5;0)" office:value-type="float" office:value="45" calcext:value-type="float">
            <text:p>45</text:p>
          </table:table-cell>
          <table:table-cell table:style-name="ce11" table:formula="of:=ROUND(AVERAGE([.K66:.Q66]))" office:value-type="float" office:value="51" calcext:value-type="float">
            <text:p>5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MIN(([.$D67]^[.$L$2])/([.$T67]^2);[.$R$2]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(MIN(([.$E67]^2)/([.$T67]^2);[.$R$2]))*([.$J67]+3)*[.$T$2]))*5;0)" office:value-type="float" office:value="15" calcext:value-type="float">
            <text:p>15</text:p>
          </table:table-cell>
          <table:table-cell table:style-name="ce11" table:formula="of:=IFERROR(ROUND(((MIN(([.$G67]^2)/([.$T67]^2);[.$R$2]))*([.$J67]+3)*[.$T$2]))*5;0)" office:value-type="float" office:value="15" calcext:value-type="float">
            <text:p>15</text:p>
          </table:table-cell>
          <table:table-cell table:style-name="ce11" table:formula="of:=IFERROR(ROUND((MIN(([.$F67]^[.$Q$2])/([.$T67]^2);[.$R$2]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3" calcext:value-type="float">
            <text:p>33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MIN(([.$D68]^[.$L$2])/([.$T68]^2);[.$R$2]))*([.$J68]+[.$M$2]))*5;0)" office:value-type="float" office:value="35" calcext:value-type="float">
            <text:p>3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(MIN(([.$E68]^2)/([.$T68]^2);[.$R$2]))*([.$J68]+3)*[.$T$2]))*5;0)" office:value-type="float" office:value="30" calcext:value-type="float">
            <text:p>30</text:p>
          </table:table-cell>
          <table:table-cell table:style-name="ce1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1" table:formula="of:=IFERROR(ROUND((MIN(([.$F68]^[.$Q$2])/([.$T68]^2);[.$R$2]))*([.$J68]+[.$M$2]))*5;0)" office:value-type="float" office:value="30" calcext:value-type="float">
            <text:p>30</text:p>
          </table:table-cell>
          <table:table-cell table:style-name="ce11" table:formula="of:=ROUND(AVERAGE([.K68:.Q68]))" office:value-type="float" office:value="37" calcext:value-type="float">
            <text:p>37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MIN(([.$D69]^[.$L$2])/([.$T69]^2);[.$R$2]))*([.$J69]+[.$M$2]))*5;0)" office:value-type="float" office:value="50" calcext:value-type="float">
            <text:p>50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(MIN(([.$E69]^2)/([.$T69]^2);[.$R$2]))*([.$J69]+3)*[.$T$2]))*5;0)" office:value-type="float" office:value="40" calcext:value-type="float">
            <text:p>40</text:p>
          </table:table-cell>
          <table:table-cell table:style-name="ce11" table:formula="of:=IFERROR(ROUND(((MIN(([.$G69]^2)/([.$T69]^2);[.$R$2]))*([.$J69]+3)*[.$T$2]))*5;0)" office:value-type="float" office:value="35" calcext:value-type="float">
            <text:p>35</text:p>
          </table:table-cell>
          <table:table-cell table:style-name="ce11" table:formula="of:=IFERROR(ROUND((MIN(([.$F69]^[.$Q$2])/([.$T69]^2);[.$R$2]))*([.$J69]+[.$M$2]))*5;0)" office:value-type="float" office:value="40" calcext:value-type="float">
            <text:p>40</text:p>
          </table:table-cell>
          <table:table-cell table:style-name="ce11" table:formula="of:=ROUND(AVERAGE([.K69:.Q69]))" office:value-type="float" office:value="49" calcext:value-type="float">
            <text:p>4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MIN(([.$D70]^[.$L$2])/([.$T70]^2);[.$R$2]))*([.$J70]+[.$M$2]))*5;0)" office:value-type="float" office:value="10" calcext:value-type="float">
            <text:p>10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1" table:formula="of:=IFERROR(ROUND((MIN(([.$F70]^[.$Q$2])/([.$T70]^2);[.$R$2]))*([.$J70]+[.$M$2]))*5;0)" office:value-type="float" office:value="55" calcext:value-type="float">
            <text:p>55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MIN(([.$D71]^[.$L$2])/([.$T71]^2);[.$R$2]))*([.$J71]+[.$M$2]))*5;0)" office:value-type="float" office:value="15" calcext:value-type="float">
            <text:p>1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1" table:formula="of:=IFERROR(ROUND(((MIN(([.$G71]^2)/([.$T71]^2);[.$R$2]))*([.$J71]+3)*[.$T$2]))*5;0)" office:value-type="float" office:value="45" calcext:value-type="float">
            <text:p>45</text:p>
          </table:table-cell>
          <table:table-cell table:style-name="ce11" table:formula="of:=IFERROR(ROUND((MIN(([.$F71]^[.$Q$2])/([.$T71]^2);[.$R$2]))*([.$J71]+[.$M$2]))*5;0)" office:value-type="float" office:value="70" calcext:value-type="float">
            <text:p>70</text:p>
          </table:table-cell>
          <table:table-cell table:style-name="ce11" table:formula="of:=ROUND(AVERAGE([.K71:.Q71]))" office:value-type="float" office:value="42" calcext:value-type="float">
            <text:p>42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MIN(([.$D72]^[.$L$2])/([.$T72]^2);[.$R$2]))*([.$J72]+[.$M$2]))*5;0)" office:value-type="float" office:value="20" calcext:value-type="float">
            <text:p>20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1" table:formula="of:=IFERROR(ROUND(((MIN(([.$G72]^2)/([.$T72]^2);[.$R$2]))*([.$J72]+3)*[.$T$2]))*5;0)" office:value-type="float" office:value="50" calcext:value-type="float">
            <text:p>50</text:p>
          </table:table-cell>
          <table:table-cell table:style-name="ce11" table:formula="of:=IFERROR(ROUND((MIN(([.$F72]^[.$Q$2])/([.$T72]^2);[.$R$2]))*([.$J72]+[.$M$2]))*5;0)" office:value-type="float" office:value="70" calcext:value-type="float">
            <text:p>70</text:p>
          </table:table-cell>
          <table:table-cell table:style-name="ce11" table:formula="of:=ROUND(AVERAGE([.K72:.Q72]))" office:value-type="float" office:value="49" calcext:value-type="float">
            <text:p>49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MIN(([.$D73]^[.$L$2])/([.$T73]^2);[.$R$2]))*([.$J73]+[.$M$2]))*5;0)" office:value-type="float" office:value="50" calcext:value-type="float">
            <text:p>50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(MIN(([.$E73]^2)/([.$T73]^2);[.$R$2]))*([.$J73]+3)*[.$T$2]))*5;0)" office:value-type="float" office:value="35" calcext:value-type="float">
            <text:p>35</text:p>
          </table:table-cell>
          <table:table-cell table:style-name="ce11" table:formula="of:=IFERROR(ROUND(((MIN(([.$G73]^2)/([.$T73]^2);[.$R$2]))*([.$J73]+3)*[.$T$2]))*5;0)" office:value-type="float" office:value="10" calcext:value-type="float">
            <text:p>10</text:p>
          </table:table-cell>
          <table:table-cell table:style-name="ce11" table:formula="of:=IFERROR(ROUND((MIN(([.$F73]^[.$Q$2])/([.$T73]^2);[.$R$2]))*([.$J73]+[.$M$2]))*5;0)" office:value-type="float" office:value="10" calcext:value-type="float">
            <text:p>10</text:p>
          </table:table-cell>
          <table:table-cell table:style-name="ce11" table:formula="of:=ROUND(AVERAGE([.K73:.Q73]))" office:value-type="float" office:value="34" calcext:value-type="float">
            <text:p>34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MIN(([.$D74]^[.$L$2])/([.$T74]^2);[.$R$2]))*([.$J74]+[.$M$2]))*5;0)" office:value-type="float" office:value="55" calcext:value-type="float">
            <text:p>55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1" table:formula="of:=IFERROR(ROUND((MIN(([.$F74]^[.$Q$2])/([.$T74]^2);[.$R$2]))*([.$J74]+[.$M$2]))*5;0)" office:value-type="float" office:value="15" calcext:value-type="float">
            <text:p>15</text:p>
          </table:table-cell>
          <table:table-cell table:style-name="ce11" table:formula="of:=ROUND(AVERAGE([.K74:.Q74]))" office:value-type="float" office:value="41" calcext:value-type="float">
            <text:p>41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MIN(([.$D75]^[.$L$2])/([.$T75]^2);[.$R$2]))*([.$J75]+[.$M$2]))*5;0)" office:value-type="float" office:value="85" calcext:value-type="float">
            <text:p>85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1" table:formula="of:=IFERROR(ROUND((MIN(([.$F75]^[.$Q$2])/([.$T75]^2);[.$R$2]))*([.$J75]+[.$M$2]))*5;0)" office:value-type="float" office:value="20" calcext:value-type="float">
            <text:p>20</text:p>
          </table:table-cell>
          <table:table-cell table:style-name="ce11" table:formula="of:=ROUND(AVERAGE([.K75:.Q75]))" office:value-type="float" office:value="51" calcext:value-type="float">
            <text:p>51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MIN(([.$D76]^[.$L$2])/([.$T76]^2);[.$R$2]))*([.$J76]+[.$M$2]))*5;0)" office:value-type="float" office:value="45" calcext:value-type="float">
            <text:p>45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1" table:formula="of:=IFERROR(ROUND((MIN(([.$F76]^[.$Q$2])/([.$T76]^2);[.$R$2]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1" calcext:value-type="float">
            <text:p>31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MIN(([.$D77]^[.$L$2])/([.$T77]^2);[.$R$2]))*([.$J77]+[.$M$2]))*5;0)" office:value-type="float" office:value="50" calcext:value-type="float">
            <text:p>50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1" table:formula="of:=IFERROR(ROUND((MIN(([.$F77]^[.$Q$2])/([.$T77]^2);[.$R$2]))*([.$J77]+[.$M$2]))*5;0)" office:value-type="float" office:value="45" calcext:value-type="float">
            <text:p>45</text:p>
          </table:table-cell>
          <table:table-cell table:style-name="ce11" table:formula="of:=ROUND(AVERAGE([.K77:.Q77]))" office:value-type="float" office:value="37" calcext:value-type="float">
            <text:p>37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MIN(([.$D78]^[.$L$2])/([.$T78]^2);[.$R$2]))*([.$J78]+[.$M$2]))*5;0)" office:value-type="float" office:value="50" calcext:value-type="float">
            <text:p>5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1" table:formula="of:=IFERROR(ROUND(((MIN(([.$G78]^2)/([.$T78]^2);[.$R$2]))*([.$J78]+3)*[.$T$2]))*5;0)" office:value-type="float" office:value="25" calcext:value-type="float">
            <text:p>25</text:p>
          </table:table-cell>
          <table:table-cell table:style-name="ce11" table:formula="of:=IFERROR(ROUND((MIN(([.$F78]^[.$Q$2])/([.$T78]^2);[.$R$2]))*([.$J78]+[.$M$2]))*5;0)" office:value-type="float" office:value="45" calcext:value-type="float">
            <text:p>45</text:p>
          </table:table-cell>
          <table:table-cell table:style-name="ce11" table:formula="of:=ROUND(AVERAGE([.K78:.Q78]))" office:value-type="float" office:value="44" calcext:value-type="float">
            <text:p>44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MIN(([.$D79]^[.$L$2])/([.$T79]^2);[.$R$2]))*([.$J79]+[.$M$2]))*5;0)" office:value-type="float" office:value="20" calcext:value-type="float">
            <text:p>20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1" table:formula="of:=IFERROR(ROUND(((MIN(([.$G79]^2)/([.$T79]^2);[.$R$2]))*([.$J79]+3)*[.$T$2]))*5;0)" office:value-type="float" office:value="35" calcext:value-type="float">
            <text:p>35</text:p>
          </table:table-cell>
          <table:table-cell table:style-name="ce11" table:formula="of:=IFERROR(ROUND((MIN(([.$F79]^[.$Q$2])/([.$T79]^2);[.$R$2]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5" calcext:value-type="float">
            <text:p>35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MIN(([.$D80]^[.$L$2])/([.$T80]^2);[.$R$2]))*([.$J80]+[.$M$2]))*5;0)" office:value-type="float" office:value="25" calcext:value-type="float">
            <text:p>2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1" table:formula="of:=IFERROR(ROUND(((MIN(([.$G80]^2)/([.$T80]^2);[.$R$2]))*([.$J80]+3)*[.$T$2]))*5;0)" office:value-type="float" office:value="35" calcext:value-type="float">
            <text:p>35</text:p>
          </table:table-cell>
          <table:table-cell table:style-name="ce11" table:formula="of:=IFERROR(ROUND((MIN(([.$F80]^[.$Q$2])/([.$T80]^2);[.$R$2]))*([.$J80]+[.$M$2]))*5;0)" office:value-type="float" office:value="45" calcext:value-type="float">
            <text:p>45</text:p>
          </table:table-cell>
          <table:table-cell table:style-name="ce11" table:formula="of:=ROUND(AVERAGE([.K80:.Q80]))" office:value-type="float" office:value="46" calcext:value-type="float">
            <text:p>4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MIN(([.$D81]^[.$L$2])/([.$T81]^2);[.$R$2]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1" table:formula="of:=IFERROR(ROUND((MIN(([.$F81]^[.$Q$2])/([.$T81]^2);[.$R$2]))*([.$J81]+[.$M$2]))*5;0)" office:value-type="float" office:value="5" calcext:value-type="float">
            <text:p>5</text:p>
          </table:table-cell>
          <table:table-cell table:style-name="ce11" table:formula="of:=ROUND(AVERAGE([.K81:.Q81]))" office:value-type="float" office:value="32" calcext:value-type="float">
            <text:p>32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0" calcext:value-type="float">
            <text:p>0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5" calcext:value-type="float">
            <text:p>2.5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MIN(([.$D82]^[.$L$2])/([.$T82]^2);[.$R$2]))*([.$J82]+[.$M$2]))*5;0)" office:value-type="float" office:value="50" calcext:value-type="float">
            <text:p>50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1" table:formula="of:=IFERROR(ROUND((MIN(([.$F82]^[.$Q$2])/([.$T82]^2);[.$R$2]))*([.$J82]+[.$M$2]))*5;0)" office:value-type="float" office:value="15" calcext:value-type="float">
            <text:p>15</text:p>
          </table:table-cell>
          <table:table-cell table:style-name="ce11" table:formula="of:=ROUND(AVERAGE([.K82:.Q82]))" office:value-type="float" office:value="39" calcext:value-type="float">
            <text:p>39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1" calcext:value-type="float">
            <text:p>1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MIN(([.$D83]^[.$L$2])/([.$T83]^2);[.$R$2]))*([.$J83]+[.$M$2]))*5;0)" office:value-type="float" office:value="10" calcext:value-type="float">
            <text:p>10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1" table:formula="of:=IFERROR(ROUND((MIN(([.$F83]^[.$Q$2])/([.$T83]^2);[.$R$2]))*([.$J83]+[.$M$2]))*5;0)" office:value-type="float" office:value="10" calcext:value-type="float">
            <text:p>10</text:p>
          </table:table-cell>
          <table:table-cell table:style-name="ce11" table:formula="of:=ROUND(AVERAGE([.K83:.Q83]))" office:value-type="float" office:value="19" calcext:value-type="float">
            <text:p>19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MIN(([.$D84]^[.$L$2])/([.$T84]^2);[.$R$2]))*([.$J84]+[.$M$2]))*5;0)" office:value-type="float" office:value="60" calcext:value-type="float">
            <text:p>60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1" table:formula="of:=IFERROR(ROUND((MIN(([.$F84]^[.$Q$2])/([.$T84]^2);[.$R$2]))*([.$J84]+[.$M$2]))*5;0)" office:value-type="float" office:value="15" calcext:value-type="float">
            <text:p>15</text:p>
          </table:table-cell>
          <table:table-cell table:style-name="ce11" table:formula="of:=ROUND(AVERAGE([.K84:.Q84]))" office:value-type="float" office:value="47" calcext:value-type="float">
            <text:p>47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1" calcext:value-type="float">
            <text:p>11</text:p>
          </table:table-cell>
          <table:table-cell table:style-name="ce19" table:formula="of:=IFERROR(ROUND(((MIN(([.G84]^2)/([.$T84]^2);[.$S$2])))*[.$S84]*[.$T$1]);0)" office:value-type="float" office:value="2" calcext:value-type="float">
            <text:p>2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86" calcext:value-type="float">
            <text:p>42.86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4" calcext:value-type="float">
            <text:p>4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MIN(([.$D85]^[.$L$2])/([.$T85]^2);[.$R$2]))*([.$J85]+[.$M$2]))*5;0)" office:value-type="float" office:value="40" calcext:value-type="float">
            <text:p>40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1" table:formula="of:=IFERROR(ROUND(((MIN(([.$G85]^2)/([.$T85]^2);[.$R$2]))*([.$J85]+3)*[.$T$2]))*5;0)" office:value-type="float" office:value="20" calcext:value-type="float">
            <text:p>20</text:p>
          </table:table-cell>
          <table:table-cell table:style-name="ce11" table:formula="of:=IFERROR(ROUND((MIN(([.$F85]^[.$Q$2])/([.$T85]^2);[.$R$2]))*([.$J85]+[.$M$2]))*5;0)" office:value-type="float" office:value="35" calcext:value-type="float">
            <text:p>35</text:p>
          </table:table-cell>
          <table:table-cell table:style-name="ce11" table:formula="of:=ROUND(AVERAGE([.K85:.Q85]))" office:value-type="float" office:value="39" calcext:value-type="float">
            <text:p>39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MIN(([.$D86]^[.$L$2])/([.$T86]^2);[.$R$2]))*([.$J86]+[.$M$2]))*5;0)" office:value-type="float" office:value="45" calcext:value-type="float">
            <text:p>45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1" table:formula="of:=IFERROR(ROUND((MIN(([.$F86]^[.$Q$2])/([.$T86]^2);[.$R$2]))*([.$J86]+[.$M$2]))*5;0)" office:value-type="float" office:value="35" calcext:value-type="float">
            <text:p>35</text:p>
          </table:table-cell>
          <table:table-cell table:style-name="ce11" table:formula="of:=ROUND(AVERAGE([.K86:.Q86]))" office:value-type="float" office:value="45" calcext:value-type="float">
            <text:p>45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MIN(([.$D87]^[.$L$2])/([.$T87]^2);[.$R$2]))*([.$J87]+[.$M$2]))*5;0)" office:value-type="float" office:value="30" calcext:value-type="float">
            <text:p>30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(MIN(([.$E87]^2)/([.$T87]^2);[.$R$2]))*([.$J87]+3)*[.$T$2]))*5;0)" office:value-type="float" office:value="35" calcext:value-type="float">
            <text:p>35</text:p>
          </table:table-cell>
          <table:table-cell table:style-name="ce1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1" table:formula="of:=IFERROR(ROUND((MIN(([.$F87]^[.$Q$2])/([.$T87]^2);[.$R$2]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6" calcext:value-type="float">
            <text:p>36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MIN(([.$D88]^[.$L$2])/([.$T88]^2);[.$R$2]))*([.$J88]+[.$M$2]))*5;0)" office:value-type="float" office:value="30" calcext:value-type="float">
            <text:p>30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(MIN(([.$E88]^2)/([.$T88]^2);[.$R$2]))*([.$J88]+3)*[.$T$2]))*5;0)" office:value-type="float" office:value="70" calcext:value-type="float">
            <text:p>70</text:p>
          </table:table-cell>
          <table:table-cell table:style-name="ce1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1" table:formula="of:=IFERROR(ROUND((MIN(([.$F88]^[.$Q$2])/([.$T88]^2);[.$R$2]))*([.$J88]+[.$M$2]))*5;0)" office:value-type="float" office:value="60" calcext:value-type="float">
            <text:p>60</text:p>
          </table:table-cell>
          <table:table-cell table:style-name="ce11" table:formula="of:=ROUND(AVERAGE([.K88:.Q88]))" office:value-type="float" office:value="48" calcext:value-type="float">
            <text:p>48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10" calcext:value-type="float">
            <text:p>10</text:p>
          </table:table-cell>
          <table:table-cell table:style-name="ce19" table:formula="of:=IFERROR(ROUND(((MIN(([.G88]^2)/([.$T88]^2);[.$S$2])))*[.$S88]*[.$T$1]);0)" office:value-type="float" office:value="4" calcext:value-type="float">
            <text:p>4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7" calcext:value-type="float">
            <text:p>7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MIN(([.$D89]^[.$L$2])/([.$T89]^2);[.$R$2]))*([.$J89]+[.$M$2]))*5;0)" office:value-type="float" office:value="10" calcext:value-type="float">
            <text:p>10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(MIN(([.$E89]^2)/([.$T89]^2);[.$R$2]))*([.$J89]+3)*[.$T$2]))*5;0)" office:value-type="float" office:value="40" calcext:value-type="float">
            <text:p>40</text:p>
          </table:table-cell>
          <table:table-cell table:style-name="ce1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1" table:formula="of:=IFERROR(ROUND((MIN(([.$F89]^[.$Q$2])/([.$T89]^2);[.$R$2]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5" calcext:value-type="float">
            <text:p>35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MIN(([.$D90]^[.$L$2])/([.$T90]^2);[.$R$2]))*([.$J90]+[.$M$2]))*5;0)" office:value-type="float" office:value="15" calcext:value-type="float">
            <text:p>15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(MIN(([.$E90]^2)/([.$T90]^2);[.$R$2]))*([.$J90]+3)*[.$T$2]))*5;0)" office:value-type="float" office:value="45" calcext:value-type="float">
            <text:p>45</text:p>
          </table:table-cell>
          <table:table-cell table:style-name="ce1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1" table:formula="of:=IFERROR(ROUND((MIN(([.$F90]^[.$Q$2])/([.$T90]^2);[.$R$2]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44" calcext:value-type="float">
            <text:p>44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MIN(([.$D91]^[.$L$2])/([.$T91]^2);[.$R$2]))*([.$J91]+[.$M$2]))*5;0)" office:value-type="float" office:value="55" calcext:value-type="float">
            <text:p>55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1" table:formula="of:=IFERROR(ROUND(((MIN(([.$G91]^2)/([.$T91]^2);[.$R$2]))*([.$J91]+3)*[.$T$2]))*5;0)" office:value-type="float" office:value="25" calcext:value-type="float">
            <text:p>25</text:p>
          </table:table-cell>
          <table:table-cell table:style-name="ce11" table:formula="of:=IFERROR(ROUND((MIN(([.$F91]^[.$Q$2])/([.$T91]^2);[.$R$2]))*([.$J91]+[.$M$2]))*5;0)" office:value-type="float" office:value="20" calcext:value-type="float">
            <text:p>20</text:p>
          </table:table-cell>
          <table:table-cell table:style-name="ce11" table:formula="of:=ROUND(AVERAGE([.K91:.Q91]))" office:value-type="float" office:value="39" calcext:value-type="float">
            <text:p>39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MIN(([.$D92]^[.$L$2])/([.$T92]^2);[.$R$2]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(MIN(([.$E92]^2)/([.$T92]^2);[.$R$2]))*([.$J92]+3)*[.$T$2]))*5;0)" office:value-type="float" office:value="20" calcext:value-type="float">
            <text:p>20</text:p>
          </table:table-cell>
          <table:table-cell table:style-name="ce1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1" table:formula="of:=IFERROR(ROUND((MIN(([.$F92]^[.$Q$2])/([.$T92]^2);[.$R$2]))*([.$J92]+[.$M$2]))*5;0)" office:value-type="float" office:value="10" calcext:value-type="float">
            <text:p>10</text:p>
          </table:table-cell>
          <table:table-cell table:style-name="ce11" table:formula="of:=ROUND(AVERAGE([.K92:.Q92]))" office:value-type="float" office:value="36" calcext:value-type="float">
            <text:p>36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MIN(([.$D93]^[.$L$2])/([.$T93]^2);[.$R$2]))*([.$J93]+[.$M$2]))*5;0)" office:value-type="float" office:value="50" calcext:value-type="float">
            <text:p>5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1" table:formula="of:=IFERROR(ROUND((MIN(([.$F93]^[.$Q$2])/([.$T93]^2);[.$R$2]))*([.$J93]+[.$M$2]))*5;0)" office:value-type="float" office:value="20" calcext:value-type="float">
            <text:p>20</text:p>
          </table:table-cell>
          <table:table-cell table:style-name="ce11" table:formula="of:=ROUND(AVERAGE([.K93:.Q93]))" office:value-type="float" office:value="44" calcext:value-type="float">
            <text:p>44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MIN(([.$D94]^[.$L$2])/([.$T94]^2);[.$R$2]))*([.$J94]+[.$M$2]))*5;0)" office:value-type="float" office:value="25" calcext:value-type="float">
            <text:p>25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(MIN(([.$E94]^2)/([.$T94]^2);[.$R$2]))*([.$J94]+3)*[.$T$2]))*5;0)" office:value-type="float" office:value="20" calcext:value-type="float">
            <text:p>20</text:p>
          </table:table-cell>
          <table:table-cell table:style-name="ce11" table:formula="of:=IFERROR(ROUND(((MIN(([.$G94]^2)/([.$T94]^2);[.$R$2]))*([.$J94]+3)*[.$T$2]))*5;0)" office:value-type="float" office:value="25" calcext:value-type="float">
            <text:p>25</text:p>
          </table:table-cell>
          <table:table-cell table:style-name="ce11" table:formula="of:=IFERROR(ROUND((MIN(([.$F94]^[.$Q$2])/([.$T94]^2);[.$R$2]))*([.$J94]+[.$M$2]))*5;0)" office:value-type="float" office:value="30" calcext:value-type="float">
            <text:p>30</text:p>
          </table:table-cell>
          <table:table-cell table:style-name="ce11" table:formula="of:=ROUND(AVERAGE([.K94:.Q94]))" office:value-type="float" office:value="34" calcext:value-type="float">
            <text:p>34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MIN(([.$D95]^[.$L$2])/([.$T95]^2);[.$R$2]))*([.$J95]+[.$M$2]))*5;0)" office:value-type="float" office:value="30" calcext:value-type="float">
            <text:p>30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1" table:formula="of:=IFERROR(ROUND((MIN(([.$F95]^[.$Q$2])/([.$T95]^2);[.$R$2]))*([.$J95]+[.$M$2]))*5;0)" office:value-type="float" office:value="35" calcext:value-type="float">
            <text:p>35</text:p>
          </table:table-cell>
          <table:table-cell table:style-name="ce11" table:formula="of:=ROUND(AVERAGE([.K95:.Q95]))" office:value-type="float" office:value="43" calcext:value-type="float">
            <text:p>43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0" calcext:value-type="float">
            <text:p>370</text:p>
          </table:table-cell>
          <table:table-cell table:style-name="ce11" table:formula="of:=ROUND((([.I96]/[.$S$1])*MAX([.I96]/420; 1.2));2)" office:value-type="float" office:value="4.93" calcext:value-type="float">
            <text:p>4.93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MIN(([.$D96]^[.$L$2])/([.$T96]^2);[.$R$2]))*([.$J96]+[.$M$2]))*5;0)" office:value-type="float" office:value="45" calcext:value-type="float">
            <text:p>4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(MIN(([.$E96]^2)/([.$T96]^2);[.$R$2]))*([.$J96]+3)*[.$T$2]))*5;0)" office:value-type="float" office:value="20" calcext:value-type="float">
            <text:p>20</text:p>
          </table:table-cell>
          <table:table-cell table:style-name="ce11" table:formula="of:=IFERROR(ROUND(((MIN(([.$G96]^2)/([.$T96]^2);[.$R$2]))*([.$J96]+3)*[.$T$2]))*5;0)" office:value-type="float" office:value="35" calcext:value-type="float">
            <text:p>35</text:p>
          </table:table-cell>
          <table:table-cell table:style-name="ce11" table:formula="of:=IFERROR(ROUND((MIN(([.$F96]^[.$Q$2])/([.$T96]^2);[.$R$2]))*([.$J96]+[.$M$2]))*5;0)" office:value-type="float" office:value="25" calcext:value-type="float">
            <text:p>25</text:p>
          </table:table-cell>
          <table:table-cell table:style-name="ce11" table:formula="of:=ROUND(AVERAGE([.K96:.Q96]))" office:value-type="float" office:value="36" calcext:value-type="float">
            <text:p>36</text:p>
          </table:table-cell>
          <table:table-cell table:style-name="ce11" table:formula="of:=ROUND((([.I96]/[.$S$1])*MAX([.I96]/350;0.8));2)" office:value-type="float" office:value="4.35" calcext:value-type="float">
            <text:p>4.35</text:p>
          </table:table-cell>
          <table:table-cell table:style-name="ce11" table:formula="of:=ROUND([.I9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8" calcext:value-type="float">
            <text:p>8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3.83" calcext:value-type="float">
            <text:p>3.83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1" calcext:value-type="float">
            <text:p>1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MIN(([.$D97]^[.$L$2])/([.$T97]^2);[.$R$2]))*([.$J97]+[.$M$2]))*5;0)" office:value-type="float" office:value="10" calcext:value-type="float">
            <text:p>10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1" table:formula="of:=IFERROR(ROUND((MIN(([.$F97]^[.$Q$2])/([.$T97]^2);[.$R$2]))*([.$J97]+[.$M$2]))*5;0)" office:value-type="float" office:value="10" calcext:value-type="float">
            <text:p>10</text:p>
          </table:table-cell>
          <table:table-cell table:style-name="ce11" table:formula="of:=ROUND(AVERAGE([.K97:.Q97]))" office:value-type="float" office:value="19" calcext:value-type="float">
            <text:p>19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MIN(([.$D98]^[.$L$2])/([.$T98]^2);[.$R$2]))*([.$J98]+[.$M$2]))*5;0)" office:value-type="float" office:value="10" calcext:value-type="float">
            <text:p>10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1" table:formula="of:=IFERROR(ROUND((MIN(([.$F98]^[.$Q$2])/([.$T98]^2);[.$R$2]))*([.$J98]+[.$M$2]))*5;0)" office:value-type="float" office:value="10" calcext:value-type="float">
            <text:p>10</text:p>
          </table:table-cell>
          <table:table-cell table:style-name="ce11" table:formula="of:=ROUND(AVERAGE([.K98:.Q98]))" office:value-type="float" office:value="19" calcext:value-type="float">
            <text:p>19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MIN(([.$D99]^[.$L$2])/([.$T99]^2);[.$R$2]))*([.$J99]+[.$M$2]))*5;0)" office:value-type="float" office:value="10" calcext:value-type="float">
            <text:p>10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1" table:formula="of:=IFERROR(ROUND((MIN(([.$F99]^[.$Q$2])/([.$T99]^2);[.$R$2]))*([.$J99]+[.$M$2]))*5;0)" office:value-type="float" office:value="10" calcext:value-type="float">
            <text:p>10</text:p>
          </table:table-cell>
          <table:table-cell table:style-name="ce11" table:formula="of:=ROUND(AVERAGE([.K99:.Q99]))" office:value-type="float" office:value="19" calcext:value-type="float">
            <text:p>19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MIN(([.$D100]^[.$L$2])/([.$T100]^2);[.$R$2]))*([.$J100]+[.$M$2]))*5;0)" office:value-type="float" office:value="10" calcext:value-type="float">
            <text:p>10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MIN(([.$F100]^[.$Q$2])/([.$T100]^2);[.$R$2]))*([.$J100]+[.$M$2]))*5;0)" office:value-type="float" office:value="10" calcext:value-type="float">
            <text:p>10</text:p>
          </table:table-cell>
          <table:table-cell table:style-name="ce11" table:formula="of:=ROUND(AVERAGE([.K100:.Q100]))" office:value-type="float" office:value="19" calcext:value-type="float">
            <text:p>19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MIN(([.$D101]^[.$L$2])/([.$T101]^2);[.$R$2]))*([.$J101]+[.$M$2]))*5;0)" office:value-type="float" office:value="10" calcext:value-type="float">
            <text:p>10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MIN(([.$F101]^[.$Q$2])/([.$T101]^2);[.$R$2]))*([.$J101]+[.$M$2]))*5;0)" office:value-type="float" office:value="10" calcext:value-type="float">
            <text:p>10</text:p>
          </table:table-cell>
          <table:table-cell table:style-name="ce11" table:formula="of:=ROUND(AVERAGE([.K101:.Q101]))" office:value-type="float" office:value="19" calcext:value-type="float">
            <text:p>19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MIN(([.$D102]^[.$L$2])/([.$T102]^2);[.$R$2]))*([.$J102]+[.$M$2]))*5;0)" office:value-type="float" office:value="10" calcext:value-type="float">
            <text:p>10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MIN(([.$F102]^[.$Q$2])/([.$T102]^2);[.$R$2]))*([.$J102]+[.$M$2]))*5;0)" office:value-type="float" office:value="10" calcext:value-type="float">
            <text:p>10</text:p>
          </table:table-cell>
          <table:table-cell table:style-name="ce11" table:formula="of:=ROUND(AVERAGE([.K102:.Q102]))" office:value-type="float" office:value="19" calcext:value-type="float">
            <text:p>19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MIN(([.$D103]^[.$L$2])/([.$T103]^2);[.$R$2]))*([.$J103]+[.$M$2]))*5;0)" office:value-type="float" office:value="10" calcext:value-type="float">
            <text:p>10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MIN(([.$F103]^[.$Q$2])/([.$T103]^2);[.$R$2]))*([.$J103]+[.$M$2]))*5;0)" office:value-type="float" office:value="10" calcext:value-type="float">
            <text:p>10</text:p>
          </table:table-cell>
          <table:table-cell table:style-name="ce11" table:formula="of:=ROUND(AVERAGE([.K103:.Q103]))" office:value-type="float" office:value="19" calcext:value-type="float">
            <text:p>19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MIN(([.$D104]^[.$L$2])/([.$T104]^2);[.$R$2]))*([.$J104]+[.$M$2]))*5;0)" office:value-type="float" office:value="10" calcext:value-type="float">
            <text:p>10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MIN(([.$F104]^[.$Q$2])/([.$T104]^2);[.$R$2]))*([.$J104]+[.$M$2]))*5;0)" office:value-type="float" office:value="10" calcext:value-type="float">
            <text:p>10</text:p>
          </table:table-cell>
          <table:table-cell table:style-name="ce11" table:formula="of:=ROUND(AVERAGE([.K104:.Q104]))" office:value-type="float" office:value="19" calcext:value-type="float">
            <text:p>19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MIN(([.$D105]^[.$L$2])/([.$T105]^2);[.$R$2]))*([.$J105]+[.$M$2]))*5;0)" office:value-type="float" office:value="10" calcext:value-type="float">
            <text:p>10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MIN(([.$F105]^[.$Q$2])/([.$T105]^2);[.$R$2]))*([.$J105]+[.$M$2]))*5;0)" office:value-type="float" office:value="10" calcext:value-type="float">
            <text:p>10</text:p>
          </table:table-cell>
          <table:table-cell table:style-name="ce11" table:formula="of:=ROUND(AVERAGE([.K105:.Q105]))" office:value-type="float" office:value="19" calcext:value-type="float">
            <text:p>19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MIN(([.$D106]^[.$L$2])/([.$T106]^2);[.$R$2]))*([.$J106]+[.$M$2]))*5;0)" office:value-type="float" office:value="10" calcext:value-type="float">
            <text:p>10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MIN(([.$F106]^[.$Q$2])/([.$T106]^2);[.$R$2]))*([.$J106]+[.$M$2]))*5;0)" office:value-type="float" office:value="10" calcext:value-type="float">
            <text:p>10</text:p>
          </table:table-cell>
          <table:table-cell table:style-name="ce11" table:formula="of:=ROUND(AVERAGE([.K106:.Q106]))" office:value-type="float" office:value="19" calcext:value-type="float">
            <text:p>19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MIN(([.$D107]^[.$L$2])/([.$T107]^2);[.$R$2]))*([.$J107]+[.$M$2]))*5;0)" office:value-type="float" office:value="10" calcext:value-type="float">
            <text:p>10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MIN(([.$F107]^[.$Q$2])/([.$T107]^2);[.$R$2]))*([.$J107]+[.$M$2]))*5;0)" office:value-type="float" office:value="10" calcext:value-type="float">
            <text:p>10</text:p>
          </table:table-cell>
          <table:table-cell table:style-name="ce11" table:formula="of:=ROUND(AVERAGE([.K107:.Q107]))" office:value-type="float" office:value="19" calcext:value-type="float">
            <text:p>19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MIN(([.$D108]^[.$L$2])/([.$T108]^2);[.$R$2]))*([.$J108]+[.$M$2]))*5;0)" office:value-type="float" office:value="10" calcext:value-type="float">
            <text:p>10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MIN(([.$F108]^[.$Q$2])/([.$T108]^2);[.$R$2]))*([.$J108]+[.$M$2]))*5;0)" office:value-type="float" office:value="10" calcext:value-type="float">
            <text:p>10</text:p>
          </table:table-cell>
          <table:table-cell table:style-name="ce11" table:formula="of:=ROUND(AVERAGE([.K108:.Q108]))" office:value-type="float" office:value="19" calcext:value-type="float">
            <text:p>19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MIN(([.$D109]^[.$L$2])/([.$T109]^2);[.$R$2]))*([.$J109]+[.$M$2]))*5;0)" office:value-type="float" office:value="10" calcext:value-type="float">
            <text:p>10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MIN(([.$F109]^[.$Q$2])/([.$T109]^2);[.$R$2]))*([.$J109]+[.$M$2]))*5;0)" office:value-type="float" office:value="10" calcext:value-type="float">
            <text:p>10</text:p>
          </table:table-cell>
          <table:table-cell table:style-name="ce11" table:formula="of:=ROUND(AVERAGE([.K109:.Q109]))" office:value-type="float" office:value="19" calcext:value-type="float">
            <text:p>19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MIN(([.$D110]^[.$L$2])/([.$T110]^2);[.$R$2]))*([.$J110]+[.$M$2]))*5;0)" office:value-type="float" office:value="10" calcext:value-type="float">
            <text:p>10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MIN(([.$F110]^[.$Q$2])/([.$T110]^2);[.$R$2]))*([.$J110]+[.$M$2]))*5;0)" office:value-type="float" office:value="10" calcext:value-type="float">
            <text:p>10</text:p>
          </table:table-cell>
          <table:table-cell table:style-name="ce11" table:formula="of:=ROUND(AVERAGE([.K110:.Q110]))" office:value-type="float" office:value="19" calcext:value-type="float">
            <text:p>19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MIN(([.$D111]^[.$L$2])/([.$T111]^2);[.$R$2]))*([.$J111]+[.$M$2]))*5;0)" office:value-type="float" office:value="10" calcext:value-type="float">
            <text:p>10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MIN(([.$F111]^[.$Q$2])/([.$T111]^2);[.$R$2]))*([.$J111]+[.$M$2]))*5;0)" office:value-type="float" office:value="10" calcext:value-type="float">
            <text:p>10</text:p>
          </table:table-cell>
          <table:table-cell table:style-name="ce11" table:formula="of:=ROUND(AVERAGE([.K111:.Q111]))" office:value-type="float" office:value="19" calcext:value-type="float">
            <text:p>19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MIN(([.$D112]^[.$L$2])/([.$T112]^2);[.$R$2]))*([.$J112]+[.$M$2]))*5;0)" office:value-type="float" office:value="10" calcext:value-type="float">
            <text:p>10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MIN(([.$F112]^[.$Q$2])/([.$T112]^2);[.$R$2]))*([.$J112]+[.$M$2]))*5;0)" office:value-type="float" office:value="10" calcext:value-type="float">
            <text:p>10</text:p>
          </table:table-cell>
          <table:table-cell table:style-name="ce11" table:formula="of:=ROUND(AVERAGE([.K112:.Q112]))" office:value-type="float" office:value="19" calcext:value-type="float">
            <text:p>19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MIN(([.$D113]^[.$L$2])/([.$T113]^2);[.$R$2]))*([.$J113]+[.$M$2]))*5;0)" office:value-type="float" office:value="10" calcext:value-type="float">
            <text:p>10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MIN(([.$F113]^[.$Q$2])/([.$T113]^2);[.$R$2]))*([.$J113]+[.$M$2]))*5;0)" office:value-type="float" office:value="10" calcext:value-type="float">
            <text:p>10</text:p>
          </table:table-cell>
          <table:table-cell table:style-name="ce11" table:formula="of:=ROUND(AVERAGE([.K113:.Q113]))" office:value-type="float" office:value="19" calcext:value-type="float">
            <text:p>19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MIN(([.$D114]^[.$L$2])/([.$T114]^2);[.$R$2]))*([.$J114]+[.$M$2]))*5;0)" office:value-type="float" office:value="10" calcext:value-type="float">
            <text:p>10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MIN(([.$F114]^[.$Q$2])/([.$T114]^2);[.$R$2]))*([.$J114]+[.$M$2]))*5;0)" office:value-type="float" office:value="10" calcext:value-type="float">
            <text:p>10</text:p>
          </table:table-cell>
          <table:table-cell table:style-name="ce11" table:formula="of:=ROUND(AVERAGE([.K114:.Q114]))" office:value-type="float" office:value="19" calcext:value-type="float">
            <text:p>19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MIN(([.$D115]^[.$L$2])/([.$T115]^2);[.$R$2]))*([.$J115]+[.$M$2]))*5;0)" office:value-type="float" office:value="10" calcext:value-type="float">
            <text:p>10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MIN(([.$F115]^[.$Q$2])/([.$T115]^2);[.$R$2]))*([.$J115]+[.$M$2]))*5;0)" office:value-type="float" office:value="10" calcext:value-type="float">
            <text:p>10</text:p>
          </table:table-cell>
          <table:table-cell table:style-name="ce11" table:formula="of:=ROUND(AVERAGE([.K115:.Q115]))" office:value-type="float" office:value="19" calcext:value-type="float">
            <text:p>19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MIN(([.$D116]^[.$L$2])/([.$T116]^2);[.$R$2]))*([.$J116]+[.$M$2]))*5;0)" office:value-type="float" office:value="10" calcext:value-type="float">
            <text:p>10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MIN(([.$F116]^[.$Q$2])/([.$T116]^2);[.$R$2]))*([.$J116]+[.$M$2]))*5;0)" office:value-type="float" office:value="10" calcext:value-type="float">
            <text:p>10</text:p>
          </table:table-cell>
          <table:table-cell table:style-name="ce11" table:formula="of:=ROUND(AVERAGE([.K116:.Q116]))" office:value-type="float" office:value="19" calcext:value-type="float">
            <text:p>19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MIN(([.$D117]^[.$L$2])/([.$T117]^2);[.$R$2]))*([.$J117]+[.$M$2]))*5;0)" office:value-type="float" office:value="10" calcext:value-type="float">
            <text:p>10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MIN(([.$F117]^[.$Q$2])/([.$T117]^2);[.$R$2]))*([.$J117]+[.$M$2]))*5;0)" office:value-type="float" office:value="10" calcext:value-type="float">
            <text:p>10</text:p>
          </table:table-cell>
          <table:table-cell table:style-name="ce11" table:formula="of:=ROUND(AVERAGE([.K117:.Q117]))" office:value-type="float" office:value="19" calcext:value-type="float">
            <text:p>19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MIN(([.$D118]^[.$L$2])/([.$T118]^2);[.$R$2]))*([.$J118]+[.$M$2]))*5;0)" office:value-type="float" office:value="10" calcext:value-type="float">
            <text:p>10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MIN(([.$F118]^[.$Q$2])/([.$T118]^2);[.$R$2]))*([.$J118]+[.$M$2]))*5;0)" office:value-type="float" office:value="10" calcext:value-type="float">
            <text:p>10</text:p>
          </table:table-cell>
          <table:table-cell table:style-name="ce11" table:formula="of:=ROUND(AVERAGE([.K118:.Q118]))" office:value-type="float" office:value="19" calcext:value-type="float">
            <text:p>19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MIN(([.$D119]^[.$L$2])/([.$T119]^2);[.$R$2]))*([.$J119]+[.$M$2]))*5;0)" office:value-type="float" office:value="10" calcext:value-type="float">
            <text:p>10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MIN(([.$F119]^[.$Q$2])/([.$T119]^2);[.$R$2]))*([.$J119]+[.$M$2]))*5;0)" office:value-type="float" office:value="10" calcext:value-type="float">
            <text:p>10</text:p>
          </table:table-cell>
          <table:table-cell table:style-name="ce11" table:formula="of:=ROUND(AVERAGE([.K119:.Q119]))" office:value-type="float" office:value="19" calcext:value-type="float">
            <text:p>19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MIN(([.$D120]^[.$L$2])/([.$T120]^2);[.$R$2]))*([.$J120]+[.$M$2]))*5;0)" office:value-type="float" office:value="10" calcext:value-type="float">
            <text:p>10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MIN(([.$F120]^[.$Q$2])/([.$T120]^2);[.$R$2]))*([.$J120]+[.$M$2]))*5;0)" office:value-type="float" office:value="10" calcext:value-type="float">
            <text:p>10</text:p>
          </table:table-cell>
          <table:table-cell table:style-name="ce11" table:formula="of:=ROUND(AVERAGE([.K120:.Q120]))" office:value-type="float" office:value="19" calcext:value-type="float">
            <text:p>19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MIN(([.$D121]^[.$L$2])/([.$T121]^2);[.$R$2]))*([.$J121]+[.$M$2]))*5;0)" office:value-type="float" office:value="10" calcext:value-type="float">
            <text:p>10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MIN(([.$F121]^[.$Q$2])/([.$T121]^2);[.$R$2]))*([.$J121]+[.$M$2]))*5;0)" office:value-type="float" office:value="10" calcext:value-type="float">
            <text:p>10</text:p>
          </table:table-cell>
          <table:table-cell table:style-name="ce11" table:formula="of:=ROUND(AVERAGE([.K121:.Q121]))" office:value-type="float" office:value="19" calcext:value-type="float">
            <text:p>19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MIN(([.$D122]^[.$L$2])/([.$T122]^2);[.$R$2]))*([.$J122]+[.$M$2]))*5;0)" office:value-type="float" office:value="10" calcext:value-type="float">
            <text:p>10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MIN(([.$F122]^[.$Q$2])/([.$T122]^2);[.$R$2]))*([.$J122]+[.$M$2]))*5;0)" office:value-type="float" office:value="10" calcext:value-type="float">
            <text:p>10</text:p>
          </table:table-cell>
          <table:table-cell table:style-name="ce11" table:formula="of:=ROUND(AVERAGE([.K122:.Q122]))" office:value-type="float" office:value="19" calcext:value-type="float">
            <text:p>19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MIN(([.$D123]^[.$L$2])/([.$T123]^2);[.$R$2]))*([.$J123]+[.$M$2]))*5;0)" office:value-type="float" office:value="10" calcext:value-type="float">
            <text:p>10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MIN(([.$F123]^[.$Q$2])/([.$T123]^2);[.$R$2]))*([.$J123]+[.$M$2]))*5;0)" office:value-type="float" office:value="10" calcext:value-type="float">
            <text:p>10</text:p>
          </table:table-cell>
          <table:table-cell table:style-name="ce11" table:formula="of:=ROUND(AVERAGE([.K123:.Q123]))" office:value-type="float" office:value="19" calcext:value-type="float">
            <text:p>19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MIN(([.$D124]^[.$L$2])/([.$T124]^2);[.$R$2]))*([.$J124]+[.$M$2]))*5;0)" office:value-type="float" office:value="10" calcext:value-type="float">
            <text:p>10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MIN(([.$F124]^[.$Q$2])/([.$T124]^2);[.$R$2]))*([.$J124]+[.$M$2]))*5;0)" office:value-type="float" office:value="10" calcext:value-type="float">
            <text:p>10</text:p>
          </table:table-cell>
          <table:table-cell table:style-name="ce11" table:formula="of:=ROUND(AVERAGE([.K124:.Q124]))" office:value-type="float" office:value="19" calcext:value-type="float">
            <text:p>19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MIN(([.$D125]^[.$L$2])/([.$T125]^2);[.$R$2]))*([.$J125]+[.$M$2]))*5;0)" office:value-type="float" office:value="10" calcext:value-type="float">
            <text:p>10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MIN(([.$F125]^[.$Q$2])/([.$T125]^2);[.$R$2]))*([.$J125]+[.$M$2]))*5;0)" office:value-type="float" office:value="10" calcext:value-type="float">
            <text:p>10</text:p>
          </table:table-cell>
          <table:table-cell table:style-name="ce11" table:formula="of:=ROUND(AVERAGE([.K125:.Q125]))" office:value-type="float" office:value="19" calcext:value-type="float">
            <text:p>19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MIN(([.$D126]^[.$L$2])/([.$T126]^2);[.$R$2]))*([.$J126]+[.$M$2]))*5;0)" office:value-type="float" office:value="10" calcext:value-type="float">
            <text:p>10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MIN(([.$F126]^[.$Q$2])/([.$T126]^2);[.$R$2]))*([.$J126]+[.$M$2]))*5;0)" office:value-type="float" office:value="10" calcext:value-type="float">
            <text:p>10</text:p>
          </table:table-cell>
          <table:table-cell table:style-name="ce11" table:formula="of:=ROUND(AVERAGE([.K126:.Q126]))" office:value-type="float" office:value="19" calcext:value-type="float">
            <text:p>19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MIN(([.$D127]^[.$L$2])/([.$T127]^2);[.$R$2]))*([.$J127]+[.$M$2]))*5;0)" office:value-type="float" office:value="10" calcext:value-type="float">
            <text:p>10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MIN(([.$F127]^[.$Q$2])/([.$T127]^2);[.$R$2]))*([.$J127]+[.$M$2]))*5;0)" office:value-type="float" office:value="10" calcext:value-type="float">
            <text:p>10</text:p>
          </table:table-cell>
          <table:table-cell table:style-name="ce11" table:formula="of:=ROUND(AVERAGE([.K127:.Q127]))" office:value-type="float" office:value="19" calcext:value-type="float">
            <text:p>19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MIN(([.$D128]^[.$L$2])/([.$T128]^2);[.$R$2]))*([.$J128]+[.$M$2]))*5;0)" office:value-type="float" office:value="10" calcext:value-type="float">
            <text:p>10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MIN(([.$F128]^[.$Q$2])/([.$T128]^2);[.$R$2]))*([.$J128]+[.$M$2]))*5;0)" office:value-type="float" office:value="10" calcext:value-type="float">
            <text:p>10</text:p>
          </table:table-cell>
          <table:table-cell table:style-name="ce11" table:formula="of:=ROUND(AVERAGE([.K128:.Q128]))" office:value-type="float" office:value="19" calcext:value-type="float">
            <text:p>19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MIN(([.$D129]^[.$L$2])/([.$T129]^2);[.$R$2]))*([.$J129]+[.$M$2]))*5;0)" office:value-type="float" office:value="10" calcext:value-type="float">
            <text:p>10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MIN(([.$F129]^[.$Q$2])/([.$T129]^2);[.$R$2]))*([.$J129]+[.$M$2]))*5;0)" office:value-type="float" office:value="10" calcext:value-type="float">
            <text:p>10</text:p>
          </table:table-cell>
          <table:table-cell table:style-name="ce11" table:formula="of:=ROUND(AVERAGE([.K129:.Q129]))" office:value-type="float" office:value="19" calcext:value-type="float">
            <text:p>19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MIN(([.$D130]^[.$L$2])/([.$T130]^2);[.$R$2]))*([.$J130]+[.$M$2]))*5;0)" office:value-type="float" office:value="55" calcext:value-type="float">
            <text:p>5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1" table:formula="of:=IFERROR(ROUND(((MIN(([.$G130]^2)/([.$T130]^2);[.$R$2]))*([.$J130]+3)*[.$T$2]))*5;0)" office:value-type="float" office:value="50" calcext:value-type="float">
            <text:p>50</text:p>
          </table:table-cell>
          <table:table-cell table:style-name="ce11" table:formula="of:=IFERROR(ROUND((MIN(([.$F130]^[.$Q$2])/([.$T130]^2);[.$R$2]))*([.$J130]+[.$M$2]))*5;0)" office:value-type="float" office:value="25" calcext:value-type="float">
            <text:p>25</text:p>
          </table:table-cell>
          <table:table-cell table:style-name="ce11" table:formula="of:=ROUND(AVERAGE([.K130:.Q130]))" office:value-type="float" office:value="46" calcext:value-type="float">
            <text:p>46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6" calcext:value-type="float">
            <text:p>6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MIN(([.$D131]^[.$L$2])/([.$T131]^2);[.$R$2]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(MIN(([.$E131]^2)/([.$T131]^2);[.$R$2]))*([.$J131]+3)*[.$T$2]))*5;0)" office:value-type="float" office:value="60" calcext:value-type="float">
            <text:p>60</text:p>
          </table:table-cell>
          <table:table-cell table:style-name="ce1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1" table:formula="of:=IFERROR(ROUND((MIN(([.$F131]^[.$Q$2])/([.$T131]^2);[.$R$2]))*([.$J131]+[.$M$2]))*5;0)" office:value-type="float" office:value="30" calcext:value-type="float">
            <text:p>30</text:p>
          </table:table-cell>
          <table:table-cell table:style-name="ce11" table:formula="of:=ROUND(AVERAGE([.K131:.Q131]))" office:value-type="float" office:value="34" calcext:value-type="float">
            <text:p>34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3" calcext:value-type="float">
            <text:p>3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5" calcext:value-type="float">
            <text:p>5</text:p>
          </table:table-cell>
          <table:table-cell table:style-name="ce19" table:formula="of:=IFERROR(ROUND(((MIN(([.G131]^2)/([.$T131]^2);[.$S$2])))*[.$S131]*[.$T$1]);0)" office:value-type="float" office:value="0" calcext:value-type="float">
            <text:p>0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5" calcext:value-type="float">
            <text:p>3.5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MIN(([.$D132]^[.$L$2])/([.$T132]^2);[.$R$2]))*([.$J132]+[.$M$2]))*5;0)" office:value-type="float" office:value="40" calcext:value-type="float">
            <text:p>40</text:p>
          </table:table-cell>
          <table:table-cell table:style-name="ce11" table:formula="of:=IFERROR(ROUND((MIN(([.$D132]+[.$G132]+[.$I132])/8/[.$T132];[.$R$2]))*([.$J132]+3))*5;0)" office:value-type="float" office:value="45" calcext:value-type="float">
            <text:p>45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1" table:formula="of:=IFERROR(ROUND((MIN(([.$F132]^[.$Q$2])/([.$T132]^2);[.$R$2]))*([.$J132]+[.$M$2]))*5;0)" office:value-type="float" office:value="40" calcext:value-type="float">
            <text:p>40</text:p>
          </table:table-cell>
          <table:table-cell table:style-name="ce11" table:formula="of:=ROUND(AVERAGE([.K132:.Q132]))" office:value-type="float" office:value="45" calcext:value-type="float">
            <text:p>45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1" calcext:value-type="float">
            <text:p>1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33" calcext:value-type="float">
            <text:p>7.33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4.29" calcext:value-type="float">
            <text:p>44.29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5" calcext:value-type="float">
            <text:p>5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7" calcext:value-type="float">
            <text:p>7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MIN(([.$D133]^[.$L$2])/([.$T133]^2);[.$R$2]))*([.$J133]+[.$M$2]))*5;0)" office:value-type="float" office:value="10" calcext:value-type="float">
            <text:p>10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1" table:formula="of:=IFERROR(ROUND((MIN(([.$F133]^[.$Q$2])/([.$T133]^2);[.$R$2]))*([.$J133]+[.$M$2]))*5;0)" office:value-type="float" office:value="55" calcext:value-type="float">
            <text:p>55</text:p>
          </table:table-cell>
          <table:table-cell table:style-name="ce11" table:formula="of:=ROUND(AVERAGE([.K133:.Q133]))" office:value-type="float" office:value="34" calcext:value-type="float">
            <text:p>34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MIN(([.$D134]^[.$L$2])/([.$T134]^2);[.$R$2]))*([.$J134]+[.$M$2]))*5;0)" office:value-type="float" office:value="25" calcext:value-type="float">
            <text:p>2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1" table:formula="of:=IFERROR(ROUND((MIN(([.$F134]^[.$Q$2])/([.$T134]^2);[.$R$2]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1" calcext:value-type="float">
            <text:p>41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MIN(([.$D135]^[.$L$2])/([.$T135]^2);[.$R$2]))*([.$J135]+[.$M$2]))*5;0)" office:value-type="float" office:value="35" calcext:value-type="float">
            <text:p>3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1" table:formula="of:=IFERROR(ROUND((MIN(([.$F135]^[.$Q$2])/([.$T135]^2);[.$R$2]))*([.$J135]+[.$M$2]))*5;0)" office:value-type="float" office:value="65" calcext:value-type="float">
            <text:p>65</text:p>
          </table:table-cell>
          <table:table-cell table:style-name="ce11" table:formula="of:=ROUND(AVERAGE([.K135:.Q135]))" office:value-type="float" office:value="49" calcext:value-type="float">
            <text:p>4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6:.H136])" office:value-type="float" office:value="420" calcext:value-type="float">
            <text:p>420</text:p>
          </table:table-cell>
          <table:table-cell table:style-name="ce11" table:formula="of:=ROUND((([.I136]/[.$S$1])*MAX([.I136]/420; 1.2));2)" office:value-type="float" office:value="5.6" calcext:value-type="float">
            <text:p>5.6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MIN(([.$D136]^[.$L$2])/([.$T136]^2);[.$R$2]))*([.$J136]+[.$M$2]))*5;0)" office:value-type="float" office:value="45" calcext:value-type="float">
            <text:p>4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35" calcext:value-type="float">
            <text:p>35</text:p>
          </table:table-cell>
          <table:table-cell table:style-name="ce1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1" table:formula="of:=IFERROR(ROUND((MIN(([.$F136]^[.$Q$2])/([.$T136]^2);[.$R$2]))*([.$J136]+[.$M$2]))*5;0)" office:value-type="float" office:value="5" calcext:value-type="float">
            <text:p>5</text:p>
          </table:table-cell>
          <table:table-cell table:style-name="ce11" table:formula="of:=ROUND(AVERAGE([.K136:.Q136]))" office:value-type="float" office:value="39" calcext:value-type="float">
            <text:p>39</text:p>
          </table:table-cell>
          <table:table-cell table:style-name="ce11" table:formula="of:=ROUND((([.I136]/[.$S$1])*MAX([.I136]/350;0.8));2)" office:value-type="float" office:value="5.6" calcext:value-type="float">
            <text:p>5.6</text:p>
          </table:table-cell>
          <table:table-cell table:style-name="ce11" table:formula="of:=ROUND([.I136]/6;2)" office:value-type="float" office:value="70" calcext:value-type="float">
            <text:p>70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5" calcext:value-type="float">
            <text:p>5</text:p>
          </table:table-cell>
          <table:table-cell table:style-name="ce19" table:formula="of:=IFERROR(ROUND(((MIN(([.H136]^2)/([.$T136]^2);[.$S$2])))*[.$S136]*[.$T$1]);0)" office:value-type="float" office:value="4" calcext:value-type="float">
            <text:p>4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0" calcext:value-type="float">
            <text:p>0</text:p>
          </table:table-cell>
          <table:table-cell table:style-name="ce19"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4.5" calcext:value-type="float">
            <text:p>4.5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MIN(([.$D137]^[.$L$2])/([.$T137]^2);[.$R$2]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(MIN(([.$E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(MIN(([.$G137]^2)/([.$T137]^2);[.$R$2]))*([.$J137]+3)*[.$T$2]))*5;0)" office:value-type="float" office:value="45" calcext:value-type="float">
            <text:p>45</text:p>
          </table:table-cell>
          <table:table-cell table:style-name="ce11" table:formula="of:=IFERROR(ROUND((MIN(([.$F137]^[.$Q$2])/([.$T137]^2);[.$R$2]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5" calcext:value-type="float">
            <text:p>35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4" calcext:value-type="float">
            <text:p>4</text:p>
          </table:table-cell>
          <table:table-cell table:formula="of:=MIN(MAX([.AB137]-[.AB1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MIN(([.$D138]^[.$L$2])/([.$T138]^2);[.$R$2]))*([.$J138]+[.$M$2]))*5;0)" office:value-type="float" office:value="35" calcext:value-type="float">
            <text:p>35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(MIN(([.$E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(MIN(([.$G138]^2)/([.$T138]^2);[.$R$2]))*([.$J138]+3)*[.$T$2]))*5;0)" office:value-type="float" office:value="55" calcext:value-type="float">
            <text:p>55</text:p>
          </table:table-cell>
          <table:table-cell table:style-name="ce11" table:formula="of:=IFERROR(ROUND((MIN(([.$F138]^[.$Q$2])/([.$T138]^2);[.$R$2]))*([.$J138]+[.$M$2]))*5;0)" office:value-type="float" office:value="40" calcext:value-type="float">
            <text:p>40</text:p>
          </table:table-cell>
          <table:table-cell table:style-name="ce11" table:formula="of:=ROUND(AVERAGE([.K138:.Q138]))" office:value-type="float" office:value="44" calcext:value-type="float">
            <text:p>44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11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11" table:formula="of:=IFERROR(ROUND((MIN(([.$F139]^[.$Q$2])/([.$T139]^2);[.$R$2]))*([.$J139]+[.$M$2]))*5;0)" office:value-type="float" office:value="20" calcext:value-type="float">
            <text:p>20</text:p>
          </table:table-cell>
          <table:table-cell table:style-name="ce11" table:formula="of:=ROUND(AVERAGE([.K139:.Q139]))" office:value-type="float" office:value="37" calcext:value-type="float">
            <text:p>37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MIN(([.$D140]^[.$L$2])/([.$T140]^2);[.$R$2]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1" table:formula="of:=IFERROR(ROUND((MIN(([.$F140]^[.$Q$2])/([.$T140]^2);[.$R$2]))*([.$J140]+[.$M$2]))*5;0)" office:value-type="float" office:value="25" calcext:value-type="float">
            <text:p>25</text:p>
          </table:table-cell>
          <table:table-cell table:style-name="ce11" table:formula="of:=ROUND(AVERAGE([.K140:.Q140]))" office:value-type="float" office:value="46" calcext:value-type="float">
            <text:p>46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9" calcext:value-type="float">
            <text:p>9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MIN(([.$D141]^[.$L$2])/([.$T141]^2);[.$R$2]))*([.$J141]+[.$M$2]))*5;0)" office:value-type="float" office:value="5" calcext:value-type="float">
            <text:p>5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1" table:formula="of:=IFERROR(ROUND(((MIN(([.$G141]^2)/([.$T141]^2);[.$R$2]))*([.$J141]+3)*[.$T$2]))*5;0)" office:value-type="float" office:value="25" calcext:value-type="float">
            <text:p>25</text:p>
          </table:table-cell>
          <table:table-cell table:style-name="ce11" table:formula="of:=IFERROR(ROUND((MIN(([.$F141]^[.$Q$2])/([.$T141]^2);[.$R$2]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3" calcext:value-type="float">
            <text:p>33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MIN(([.$D142]^[.$L$2])/([.$T142]^2);[.$R$2]))*([.$J142]+[.$M$2]))*5;0)" office:value-type="float" office:value="10" calcext:value-type="float">
            <text:p>10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1" table:formula="of:=IFERROR(ROUND((MIN(([.$F142]^[.$Q$2])/([.$T142]^2);[.$R$2]))*([.$J142]+[.$M$2]))*5;0)" office:value-type="float" office:value="40" calcext:value-type="float">
            <text:p>40</text:p>
          </table:table-cell>
          <table:table-cell table:style-name="ce11" table:formula="of:=ROUND(AVERAGE([.K142:.Q142]))" office:value-type="float" office:value="44" calcext:value-type="float">
            <text:p>4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MIN(([.$D143]^[.$L$2])/([.$T143]^2);[.$R$2]))*([.$J143]+[.$M$2]))*5;0)" office:value-type="float" office:value="25" calcext:value-type="float">
            <text:p>25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1" table:formula="of:=IFERROR(ROUND((MIN(([.$F143]^[.$Q$2])/([.$T143]^2);[.$R$2]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4" calcext:value-type="float">
            <text:p>34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MIN(([.$D144]^[.$L$2])/([.$T144]^2);[.$R$2]))*([.$J144]+[.$M$2]))*5;0)" office:value-type="float" office:value="40" calcext:value-type="float">
            <text:p>4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1" table:formula="of:=IFERROR(ROUND((MIN(([.$F144]^[.$Q$2])/([.$T144]^2);[.$R$2]))*([.$J144]+[.$M$2]))*5;0)" office:value-type="float" office:value="70" calcext:value-type="float">
            <text:p>70</text:p>
          </table:table-cell>
          <table:table-cell table:style-name="ce11" table:formula="of:=ROUND(AVERAGE([.K144:.Q144]))" office:value-type="float" office:value="48" calcext:value-type="float">
            <text:p>48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8" calcext:value-type="float">
            <text:p>8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5" calcext:value-type="float">
            <text:p>345</text:p>
          </table:table-cell>
          <table:table-cell table:style-name="ce11" table:formula="of:=ROUND((([.I145]/[.$S$1])*MAX([.I145]/420; 1.2));2)" office:value-type="float" office:value="4.6" calcext:value-type="float">
            <text:p>4.6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MIN(([.$D145]^[.$L$2])/([.$T145]^2);[.$R$2]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MIN(([.$F145]^[.$Q$2])/([.$T145]^2);[.$R$2]))*([.$J145]+[.$M$2]))*5;0)" office:value-type="float" office:value="20" calcext:value-type="float">
            <text:p>20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78" calcext:value-type="float">
            <text:p>3.78</text:p>
          </table:table-cell>
          <table:table-cell table:style-name="ce11" table:formula="of:=ROUND([.I145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33" calcext:value-type="float">
            <text:p>3.33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MIN(([.$D146]^[.$L$2])/([.$T146]^2);[.$R$2]))*([.$J146]+[.$M$2]))*5;0)" office:value-type="float" office:value="45" calcext:value-type="float">
            <text:p>4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MIN(([.$F146]^[.$Q$2])/([.$T146]^2);[.$R$2]))*([.$J146]+[.$M$2]))*5;0)" office:value-type="float" office:value="20" calcext:value-type="float">
            <text:p>20</text:p>
          </table:table-cell>
          <table:table-cell table:style-name="ce11" table:formula="of:=ROUND(AVERAGE([.K146:.Q146]))" office:value-type="float" office:value="42" calcext:value-type="float">
            <text:p>42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2" calcext:value-type="float">
            <text:p>2</text:p>
          </table:table-cell>
          <table:table-cell table:style-name="ce19" table:formula="of:=IFERROR(ROUND(((MIN(([.E146]^2)/([.$T146]^2);[.$S$2])))*[.$S146]*[.$T$1]);0)" office:value-type="float" office:value="9" calcext:value-type="float">
            <text:p>9</text:p>
          </table:table-cell>
          <table:table-cell table:style-name="ce19" table:formula="of:=IFERROR(ROUND(((MIN(([.G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MIN(([.$D147]^[.$L$2])/([.$T147]^2);[.$R$2]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1" table:formula="of:=IFERROR(ROUND((MIN(([.$F147]^[.$Q$2])/([.$T147]^2);[.$R$2]))*([.$J147]+[.$M$2]))*5;0)" office:value-type="float" office:value="5" calcext:value-type="float">
            <text:p>5</text:p>
          </table:table-cell>
          <table:table-cell table:style-name="ce11" table:formula="of:=ROUND(AVERAGE([.K147:.Q147]))" office:value-type="float" office:value="46" calcext:value-type="float">
            <text:p>46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MIN(([.$D148]^[.$L$2])/([.$T148]^2);[.$R$2]))*([.$J148]+[.$M$2]))*5;0)" office:value-type="float" office:value="50" calcext:value-type="float">
            <text:p>5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1" table:formula="of:=IFERROR(ROUND((MIN(([.$F148]^[.$Q$2])/([.$T148]^2);[.$R$2]))*([.$J148]+[.$M$2]))*5;0)" office:value-type="float" office:value="5" calcext:value-type="float">
            <text:p>5</text:p>
          </table:table-cell>
          <table:table-cell table:style-name="ce11" table:formula="of:=ROUND(AVERAGE([.K148:.Q148]))" office:value-type="float" office:value="43" calcext:value-type="float">
            <text:p>43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40" calcext:value-type="float">
            <text:p>440</text:p>
          </table:table-cell>
          <table:table-cell table:style-name="ce11" table:formula="of:=ROUND((([.I149]/[.$S$1])*MAX([.I149]/420; 1.2));2)" office:value-type="float" office:value="5.87" calcext:value-type="float">
            <text:p>5.87</text:p>
          </table:table-cell>
          <table:table-cell table:style-name="ce11" table:formula="of:=IFERROR((ROUND((((MIN(([.$C149]^2)/([.$T149]^2);[.$R$2])))*[.$J149]*0.8)+([.C149]/10))*5)+10; 0)" office:value-type="float" office:value="90" calcext:value-type="float">
            <text:p>90</text:p>
          </table:table-cell>
          <table:table-cell table:style-name="ce11" table:formula="of:=IFERROR(ROUND((MIN(([.$D149]^[.$L$2])/([.$T149]^2);[.$R$2]))*([.$J149]+[.$M$2]))*5;0)" office:value-type="float" office:value="45" calcext:value-type="float">
            <text:p>45</text:p>
          </table:table-cell>
          <table:table-cell table:style-name="ce11" table:formula="of:=IFERROR(ROUND((MIN(([.$D149]+[.$G149]+[.$I149])/8/[.$T149];[.$R$2]))*([.$J149]+3))*5;0)" office:value-type="float" office:value="45" calcext:value-type="float">
            <text:p>45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(MIN(([.$E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(MIN(([.$G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MIN(([.$F149]^[.$Q$2])/([.$T149]^2);[.$R$2]))*([.$J149]+[.$M$2]))*5;0)" office:value-type="float" office:value="25" calcext:value-type="float">
            <text:p>25</text:p>
          </table:table-cell>
          <table:table-cell table:style-name="ce11" table:formula="of:=ROUND(AVERAGE([.K149:.Q149]))" office:value-type="float" office:value="41" calcext:value-type="float">
            <text:p>41</text:p>
          </table:table-cell>
          <table:table-cell table:style-name="ce11" table:formula="of:=ROUND((([.I149]/[.$S$1])*MAX([.I149]/350;0.8));2)" office:value-type="float" office:value="6.15" calcext:value-type="float">
            <text:p>6.15</text:p>
          </table:table-cell>
          <table:table-cell table:style-name="ce11" table:formula="of:=ROUND([.I149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9" calcext:value-type="float">
            <text:p>9</text:p>
          </table:table-cell>
          <table:table-cell table:style-name="ce20" table:formula="of:=IFERROR(ROUND(MIN(([.D149]+[.G149]+[.I149])/8/[.$T149];[.$S$2])^2*[.$S149]);0)" office:value-type="float" office:value="7" calcext:value-type="float">
            <text:p>7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G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5.5" calcext:value-type="float">
            <text:p>5.5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0.71" calcext:value-type="float">
            <text:p>40.71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0" calcext:value-type="float">
            <text:p>0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0" calcext:value-type="float">
            <text:p>0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MIN(([.$D150]^[.$L$2])/([.$T150]^2);[.$R$2]))*([.$J150]+[.$M$2]))*5;0)" office:value-type="float" office:value="40" calcext:value-type="float">
            <text:p>40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(MIN(([.$E150]^2)/([.$T150]^2);[.$R$2]))*([.$J150]+3)*[.$T$2]))*5;0)" office:value-type="float" office:value="55" calcext:value-type="float">
            <text:p>55</text:p>
          </table:table-cell>
          <table:table-cell table:style-name="ce11" table:formula="of:=IFERROR(ROUND(((MIN(([.$G150]^2)/([.$T150]^2);[.$R$2]))*([.$J150]+3)*[.$T$2]))*5;0)" office:value-type="float" office:value="25" calcext:value-type="float">
            <text:p>25</text:p>
          </table:table-cell>
          <table:table-cell table:style-name="ce11" table:formula="of:=IFERROR(ROUND((MIN(([.$F150]^[.$Q$2])/([.$T150]^2);[.$R$2]))*([.$J150]+[.$M$2]))*5;0)" office:value-type="float" office:value="35" calcext:value-type="float">
            <text:p>35</text:p>
          </table:table-cell>
          <table:table-cell table:style-name="ce11" table:formula="of:=ROUND(AVERAGE([.K150:.Q150]))" office:value-type="float" office:value="38" calcext:value-type="float">
            <text:p>38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6" calcext:value-type="float">
            <text:p>6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5" calcext:value-type="float">
            <text:p>4.5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14" calcext:value-type="float">
            <text:p>37.14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1" calcext:value-type="float">
            <text:p>1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MIN(([.$D151]^[.$L$2])/([.$T151]^2);[.$R$2]))*([.$J151]+[.$M$2]))*5;0)" office:value-type="float" office:value="40" calcext:value-type="float">
            <text:p>40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15" calcext:value-type="float">
            <text:p>15</text:p>
          </table:table-cell>
          <table:table-cell table:style-name="ce11" table:formula="of:=IFERROR(ROUND(((MIN(([.$E151]^2)/([.$T151]^2);[.$R$2]))*([.$J151]+3)*[.$T$2]))*5;0)" office:value-type="float" office:value="60" calcext:value-type="float">
            <text:p>60</text:p>
          </table:table-cell>
          <table:table-cell table:style-name="ce1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1" table:formula="of:=IFERROR(ROUND((MIN(([.$F151]^[.$Q$2])/([.$T151]^2);[.$R$2]))*([.$J151]+[.$M$2]))*5;0)" office:value-type="float" office:value="45" calcext:value-type="float">
            <text:p>45</text:p>
          </table:table-cell>
          <table:table-cell table:style-name="ce11" table:formula="of:=ROUND(AVERAGE([.K151:.Q151]))" office:value-type="float" office:value="44" calcext:value-type="float">
            <text:p>44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2" calcext:value-type="float">
            <text:p>2</text:p>
          </table:table-cell>
          <table:table-cell table:style-name="ce19" table:formula="of:=IFERROR(ROUND(((MIN(([.E151]^2)/([.$T151]^2);[.$S$2])))*[.$S151]*[.$T$1]);0)" office:value-type="float" office:value="9" calcext:value-type="float">
            <text:p>9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1" calcext:value-type="float">
            <text:p>1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5" calcext:value-type="float">
            <text:p>345</text:p>
          </table:table-cell>
          <table:table-cell table:style-name="ce11" table:formula="of:=ROUND((([.I152]/[.$S$1])*MAX([.I152]/420; 1.2));2)" office:value-type="float" office:value="4.6" calcext:value-type="float">
            <text:p>4.6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MIN(([.$D152]^[.$L$2])/([.$T152]^2);[.$R$2]))*([.$J152]+[.$M$2]))*5;0)" office:value-type="float" office:value="50" calcext:value-type="float">
            <text:p>50</text:p>
          </table:table-cell>
          <table:table-cell table:style-name="ce11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1" table:formula="of:=IFERROR(ROUND((MIN(([.$F152]^[.$Q$2])/([.$T152]^2);[.$R$2]))*([.$J152]+[.$M$2]))*5;0)" office:value-type="float" office:value="10" calcext:value-type="float">
            <text:p>10</text:p>
          </table:table-cell>
          <table:table-cell table:style-name="ce11" table:formula="of:=ROUND(AVERAGE([.K152:.Q152]))" office:value-type="float" office:value="37" calcext:value-type="float">
            <text:p>37</text:p>
          </table:table-cell>
          <table:table-cell table:style-name="ce11" table:formula="of:=ROUND((([.I152]/[.$S$1])*MAX([.I152]/350;0.8));2)" office:value-type="float" office:value="3.78" calcext:value-type="float">
            <text:p>3.78</text:p>
          </table:table-cell>
          <table:table-cell table:style-name="ce11" table:formula="of:=ROUND([.I15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8" calcext:value-type="float">
            <text:p>8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.33" calcext:value-type="float">
            <text:p>3.3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MIN(([.$D153]^[.$L$2])/([.$T153]^2);[.$R$2]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MIN(([.$F153]^[.$Q$2])/([.$T153]^2);[.$R$2]))*([.$J153]+[.$M$2]))*5;0)" office:value-type="float" office:value="10" calcext:value-type="float">
            <text:p>10</text:p>
          </table:table-cell>
          <table:table-cell table:style-name="ce11" table:formula="of:=ROUND(AVERAGE([.K153:.Q153]))" office:value-type="float" office:value="48" calcext:value-type="float">
            <text:p>48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7" calcext:value-type="float">
            <text:p>7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1" calcext:value-type="float">
            <text:p>1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54:.H154])" office:value-type="float" office:value="410" calcext:value-type="float">
            <text:p>410</text:p>
          </table:table-cell>
          <table:table-cell table:style-name="ce11" table:formula="of:=ROUND((([.I154]/[.$S$1])*MAX([.I154]/420; 1.2));2)" office:value-type="float" office:value="5.47" calcext:value-type="float">
            <text:p>5.47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MIN(([.$D154]^[.$L$2])/([.$T154]^2);[.$R$2]))*([.$J154]+[.$M$2]))*5;0)" office:value-type="float" office:value="0" calcext:value-type="float">
            <text:p>0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35" calcext:value-type="float">
            <text:p>35</text:p>
          </table:table-cell>
          <table:table-cell table:style-name="ce1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1" table:formula="of:=IFERROR(ROUND((MIN(([.$F154]^[.$Q$2])/([.$T154]^2);[.$R$2]))*([.$J154]+[.$M$2]))*5;0)" office:value-type="float" office:value="30" calcext:value-type="float">
            <text:p>30</text:p>
          </table:table-cell>
          <table:table-cell table:style-name="ce11" table:formula="of:=ROUND(AVERAGE([.K154:.Q154]))" office:value-type="float" office:value="45" calcext:value-type="float">
            <text:p>45</text:p>
          </table:table-cell>
          <table:table-cell table:style-name="ce11" table:formula="of:=ROUND((([.I154]/[.$S$1])*MAX([.I154]/350;0.8));2)" office:value-type="float" office:value="5.34" calcext:value-type="float">
            <text:p>5.34</text:p>
          </table:table-cell>
          <table:table-cell table:style-name="ce11" table:formula="of:=ROUND([.I154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4" calcext:value-type="float">
            <text:p>4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7" calcext:value-type="float">
            <text:p>7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67" calcext:value-type="float">
            <text:p>3.67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9.14" calcext:value-type="float">
            <text:p>39.14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2" calcext:value-type="float">
            <text:p>2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5" calcext:value-type="float">
            <text:p>5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MIN(([.$D155]^[.$L$2])/([.$T155]^2);[.$R$2]))*([.$J155]+[.$M$2]))*5;0)" office:value-type="float" office:value="15" calcext:value-type="float">
            <text:p>15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1" table:formula="of:=IFERROR(ROUND((MIN(([.$F155]^[.$Q$2])/([.$T155]^2);[.$R$2]))*([.$J155]+[.$M$2]))*5;0)" office:value-type="float" office:value="55" calcext:value-type="float">
            <text:p>55</text:p>
          </table:table-cell>
          <table:table-cell table:style-name="ce11" table:formula="of:=ROUND(AVERAGE([.K155:.Q155]))" office:value-type="float" office:value="40" calcext:value-type="float">
            <text:p>40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5.17" calcext:value-type="float">
            <text:p>5.17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MIN(([.$D156]^[.$L$2])/([.$T156]^2);[.$R$2]))*([.$J156]+[.$M$2]))*5;0)" office:value-type="float" office:value="50" calcext:value-type="float">
            <text:p>5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MIN(([.$F156]^[.$Q$2])/([.$T156]^2);[.$R$2]))*([.$J156]+[.$M$2]))*5;0)" office:value-type="float" office:value="10" calcext:value-type="float">
            <text:p>10</text:p>
          </table:table-cell>
          <table:table-cell table:style-name="ce11" table:formula="of:=ROUND(AVERAGE([.K156:.Q156]))" office:value-type="float" office:value="46" calcext:value-type="float">
            <text:p>46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MIN(([.$D157]^[.$L$2])/([.$T157]^2);[.$R$2]))*([.$J157]+[.$M$2]))*5;0)" office:value-type="float" office:value="20" calcext:value-type="float">
            <text:p>20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1" table:formula="of:=IFERROR(ROUND(((MIN(([.$G157]^2)/([.$T157]^2);[.$R$2]))*([.$J157]+3)*[.$T$2]))*5;0)" office:value-type="float" office:value="10" calcext:value-type="float">
            <text:p>10</text:p>
          </table:table-cell>
          <table:table-cell table:style-name="ce11" table:formula="of:=IFERROR(ROUND((MIN(([.$F157]^[.$Q$2])/([.$T157]^2);[.$R$2]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1" calcext:value-type="float">
            <text:p>31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MIN(([.$D158]^[.$L$2])/([.$T158]^2);[.$R$2]))*([.$J158]+[.$M$2]))*5;0)" office:value-type="float" office:value="30" calcext:value-type="float">
            <text:p>30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1" table:formula="of:=IFERROR(ROUND(((MIN(([.$G158]^2)/([.$T158]^2);[.$R$2]))*([.$J158]+3)*[.$T$2]))*5;0)" office:value-type="float" office:value="20" calcext:value-type="float">
            <text:p>20</text:p>
          </table:table-cell>
          <table:table-cell table:style-name="ce11" table:formula="of:=IFERROR(ROUND((MIN(([.$F158]^[.$Q$2])/([.$T158]^2);[.$R$2]))*([.$J158]+[.$M$2]))*5;0)" office:value-type="float" office:value="50" calcext:value-type="float">
            <text:p>50</text:p>
          </table:table-cell>
          <table:table-cell table:style-name="ce11" table:formula="of:=ROUND(AVERAGE([.K158:.Q158]))" office:value-type="float" office:value="44" calcext:value-type="float">
            <text:p>44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MIN(([.$D159]^[.$L$2])/([.$T159]^2);[.$R$2]))*([.$J159]+[.$M$2]))*5;0)" office:value-type="float" office:value="30" calcext:value-type="float">
            <text:p>30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1" table:formula="of:=IFERROR(ROUND((MIN(([.$F159]^[.$Q$2])/([.$T159]^2);[.$R$2]))*([.$J159]+[.$M$2]))*5;0)" office:value-type="float" office:value="20" calcext:value-type="float">
            <text:p>20</text:p>
          </table:table-cell>
          <table:table-cell table:style-name="ce11" table:formula="of:=ROUND(AVERAGE([.K159:.Q159]))" office:value-type="float" office:value="33" calcext:value-type="float">
            <text:p>33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MIN(([.$D160]^[.$L$2])/([.$T160]^2);[.$R$2]))*([.$J160]+[.$M$2]))*5;0)" office:value-type="float" office:value="45" calcext:value-type="float">
            <text:p>4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MIN(([.$F160]^[.$Q$2])/([.$T160]^2);[.$R$2]))*([.$J160]+[.$M$2]))*5;0)" office:value-type="float" office:value="30" calcext:value-type="float">
            <text:p>30</text:p>
          </table:table-cell>
          <table:table-cell table:style-name="ce11" table:formula="of:=ROUND(AVERAGE([.K160:.Q160]))" office:value-type="float" office:value="42" calcext:value-type="float">
            <text:p>42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MIN(([.$D161]^[.$L$2])/([.$T161]^2);[.$R$2]))*([.$J161]+[.$M$2]))*5;0)" office:value-type="float" office:value="15" calcext:value-type="float">
            <text:p>15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MIN(([.$F161]^[.$Q$2])/([.$T161]^2);[.$R$2]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6" calcext:value-type="float">
            <text:p>36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MIN(([.$D162]^[.$L$2])/([.$T162]^2);[.$R$2]))*([.$J162]+[.$M$2]))*5;0)" office:value-type="float" office:value="25" calcext:value-type="float">
            <text:p>2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MIN(([.$F162]^[.$Q$2])/([.$T162]^2);[.$R$2]))*([.$J162]+[.$M$2]))*5;0)" office:value-type="float" office:value="45" calcext:value-type="float">
            <text:p>45</text:p>
          </table:table-cell>
          <table:table-cell table:style-name="ce11" table:formula="of:=ROUND(AVERAGE([.K162:.Q162]))" office:value-type="float" office:value="48" calcext:value-type="float">
            <text:p>48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MIN(([.$D163]^[.$L$2])/([.$T163]^2);[.$R$2]))*([.$J163]+[.$M$2]))*5;0)" office:value-type="float" office:value="10" calcext:value-type="float">
            <text:p>1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(MIN(([.$E163]^2)/([.$T163]^2);[.$R$2]))*([.$J163]+3)*[.$T$2]))*5;0)" office:value-type="float" office:value="20" calcext:value-type="float">
            <text:p>20</text:p>
          </table:table-cell>
          <table:table-cell table:style-name="ce11" table:formula="of:=IFERROR(ROUND(((MIN(([.$G163]^2)/([.$T163]^2);[.$R$2]))*([.$J163]+3)*[.$T$2]))*5;0)" office:value-type="float" office:value="70" calcext:value-type="float">
            <text:p>70</text:p>
          </table:table-cell>
          <table:table-cell table:style-name="ce11" table:formula="of:=IFERROR(ROUND((MIN(([.$F163]^[.$Q$2])/([.$T163]^2);[.$R$2]))*([.$J163]+[.$M$2]))*5;0)" office:value-type="float" office:value="55" calcext:value-type="float">
            <text:p>55</text:p>
          </table:table-cell>
          <table:table-cell table:style-name="ce11" table:formula="of:=ROUND(AVERAGE([.K163:.Q163]))" office:value-type="float" office:value="43" calcext:value-type="float">
            <text:p>43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MIN(([.$D164]^[.$L$2])/([.$T164]^2);[.$R$2]))*([.$J164]+[.$M$2]))*5;0)" office:value-type="float" office:value="50" calcext:value-type="float">
            <text:p>5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MIN(([.$F164]^[.$Q$2])/([.$T164]^2);[.$R$2]))*([.$J164]+[.$M$2]))*5;0)" office:value-type="float" office:value="15" calcext:value-type="float">
            <text:p>15</text:p>
          </table:table-cell>
          <table:table-cell table:style-name="ce11" table:formula="of:=ROUND(AVERAGE([.K164:.Q164]))" office:value-type="float" office:value="44" calcext:value-type="float">
            <text:p>44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8" calcext:value-type="float">
            <text:p>8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MIN(([.$D165]^[.$L$2])/([.$T165]^2);[.$R$2]))*([.$J165]+[.$M$2]))*5;0)" office:value-type="float" office:value="15" calcext:value-type="float">
            <text:p>15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MIN(([.$F165]^[.$Q$2])/([.$T165]^2);[.$R$2]))*([.$J165]+[.$M$2]))*5;0)" office:value-type="float" office:value="55" calcext:value-type="float">
            <text:p>55</text:p>
          </table:table-cell>
          <table:table-cell table:style-name="ce11" table:formula="of:=ROUND(AVERAGE([.K165:.Q165]))" office:value-type="float" office:value="43" calcext:value-type="float">
            <text:p>43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MIN(([.$D166]^[.$L$2])/([.$T166]^2);[.$R$2]))*([.$J166]+[.$M$2]))*5;0)" office:value-type="float" office:value="35" calcext:value-type="float">
            <text:p>35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1" table:formula="of:=IFERROR(ROUND((MIN(([.$F166]^[.$Q$2])/([.$T166]^2);[.$R$2]))*([.$J166]+[.$M$2]))*5;0)" office:value-type="float" office:value="45" calcext:value-type="float">
            <text:p>45</text:p>
          </table:table-cell>
          <table:table-cell table:style-name="ce11" table:formula="of:=ROUND(AVERAGE([.K166:.Q166]))" office:value-type="float" office:value="44" calcext:value-type="float">
            <text:p>44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MIN(([.$D167]^[.$L$2])/([.$T167]^2);[.$R$2]))*([.$J167]+[.$M$2]))*5;0)" office:value-type="float" office:value="45" calcext:value-type="float">
            <text:p>4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1" table:formula="of:=IFERROR(ROUND((MIN(([.$F167]^[.$Q$2])/([.$T167]^2);[.$R$2]))*([.$J167]+[.$M$2]))*5;0)" office:value-type="float" office:value="50" calcext:value-type="float">
            <text:p>50</text:p>
          </table:table-cell>
          <table:table-cell table:style-name="ce11" table:formula="of:=ROUND(AVERAGE([.K167:.Q167]))" office:value-type="float" office:value="45" calcext:value-type="float">
            <text:p>45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MIN(([.$D168]^[.$L$2])/([.$T168]^2);[.$R$2]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MIN(([.$F168]^[.$Q$2])/([.$T168]^2);[.$R$2]))*([.$J168]+[.$M$2]))*5;0)" office:value-type="float" office:value="20" calcext:value-type="float">
            <text:p>20</text:p>
          </table:table-cell>
          <table:table-cell table:style-name="ce11" table:formula="of:=ROUND(AVERAGE([.K168:.Q168]))" office:value-type="float" office:value="44" calcext:value-type="float">
            <text:p>44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MIN(([.$D169]^[.$L$2])/([.$T169]^2);[.$R$2]))*([.$J169]+[.$M$2]))*5;0)" office:value-type="float" office:value="45" calcext:value-type="float">
            <text:p>4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1" table:formula="of:=IFERROR(ROUND((MIN(([.$F169]^[.$Q$2])/([.$T169]^2);[.$R$2]))*([.$J169]+[.$M$2]))*5;0)" office:value-type="float" office:value="15" calcext:value-type="float">
            <text:p>15</text:p>
          </table:table-cell>
          <table:table-cell table:style-name="ce11" table:formula="of:=ROUND(AVERAGE([.K169:.Q169]))" office:value-type="float" office:value="45" calcext:value-type="float">
            <text:p>45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MIN(([.$D170]^[.$L$2])/([.$T170]^2);[.$R$2]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1" table:formula="of:=IFERROR(ROUND((MIN(([.$F170]^[.$Q$2])/([.$T170]^2);[.$R$2]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9" calcext:value-type="float">
            <text:p>19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MIN(([.$D171]^[.$L$2])/([.$T171]^2);[.$R$2]))*([.$J171]+[.$M$2]))*5;0)" office:value-type="float" office:value="70" calcext:value-type="float">
            <text:p>70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1" table:formula="of:=IFERROR(ROUND((MIN(([.$F171]^[.$Q$2])/([.$T171]^2);[.$R$2]))*([.$J171]+[.$M$2]))*5;0)" office:value-type="float" office:value="15" calcext:value-type="float">
            <text:p>15</text:p>
          </table:table-cell>
          <table:table-cell table:style-name="ce11" table:formula="of:=ROUND(AVERAGE([.K171:.Q171]))" office:value-type="float" office:value="51" calcext:value-type="float">
            <text:p>51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8" calcext:value-type="float">
            <text:p>8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8" calcext:value-type="float">
            <text:p>8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MIN(([.$D172]^[.$L$2])/([.$T172]^2);[.$R$2]))*([.$J172]+[.$M$2]))*5;0)" office:value-type="float" office:value="35" calcext:value-type="float">
            <text:p>3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1" table:formula="of:=IFERROR(ROUND((MIN(([.$F172]^[.$Q$2])/([.$T172]^2);[.$R$2]))*([.$J172]+[.$M$2]))*5;0)" office:value-type="float" office:value="40" calcext:value-type="float">
            <text:p>40</text:p>
          </table:table-cell>
          <table:table-cell table:style-name="ce11" table:formula="of:=ROUND(AVERAGE([.K172:.Q172]))" office:value-type="float" office:value="50" calcext:value-type="float">
            <text:p>50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7" calcext:value-type="float">
            <text:p>7</text:p>
          </table:table-cell>
          <table:table-cell table:style-name="ce19" table:formula="of:=IFERROR(ROUND(((MIN(([.F172]^2)/([.$T172]^2);[.$S$2]))*[.$S172]));0)" office:value-type="float" office:value="9" calcext:value-type="float">
            <text:p>9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MIN(([.$D173]^[.$L$2])/([.$T173]^2);[.$R$2]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MIN(([.$F173]^[.$Q$2])/([.$T173]^2);[.$R$2]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29" calcext:value-type="float">
            <text:p>29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4:.H174])" office:value-type="float" office:value="340" calcext:value-type="float">
            <text:p>340</text:p>
          </table:table-cell>
          <table:table-cell table:style-name="ce11" table:formula="of:=ROUND((([.I174]/[.$S$1])*MAX([.I174]/420; 1.2));2)" office:value-type="float" office:value="4.53" calcext:value-type="float">
            <text:p>4.53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MIN(([.$D174]^[.$L$2])/([.$T174]^2);[.$R$2]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35" calcext:value-type="float">
            <text:p>35</text:p>
          </table:table-cell>
          <table:table-cell table:style-name="ce11" table:formula="of:=IFERROR(ROUND(((MIN(([.$E174]^2)/([.$T174]^2);[.$R$2]))*([.$J174]+3)*[.$T$2]))*5;0)" office:value-type="float" office:value="15" calcext:value-type="float">
            <text:p>15</text:p>
          </table:table-cell>
          <table:table-cell table:style-name="ce11" table:formula="of:=IFERROR(ROUND(((MIN(([.$G174]^2)/([.$T174]^2);[.$R$2]))*([.$J174]+3)*[.$T$2]))*5;0)" office:value-type="float" office:value="20" calcext:value-type="float">
            <text:p>20</text:p>
          </table:table-cell>
          <table:table-cell table:style-name="ce11" table:formula="of:=IFERROR(ROUND((MIN(([.$F174]^[.$Q$2])/([.$T174]^2);[.$R$2]))*([.$J174]+[.$M$2]))*5;0)" office:value-type="float" office:value="30" calcext:value-type="float">
            <text:p>30</text:p>
          </table:table-cell>
          <table:table-cell table:style-name="ce11" table:formula="of:=ROUND(AVERAGE([.K174:.Q174]))" office:value-type="float" office:value="34" calcext:value-type="float">
            <text:p>34</text:p>
          </table:table-cell>
          <table:table-cell table:style-name="ce11" table:formula="of:=ROUND((([.I174]/[.$S$1])*MAX([.I174]/350;0.8));2)" office:value-type="float" office:value="3.67" calcext:value-type="float">
            <text:p>3.67</text:p>
          </table:table-cell>
          <table:table-cell table:style-name="ce11" table:formula="of:=ROUND([.I174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3" calcext:value-type="float">
            <text:p>3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5" calcext:value-type="float">
            <text:p>3.5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1" calcext:value-type="float">
            <text:p>1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MIN(([.$D175]^[.$L$2])/([.$T175]^2);[.$R$2]))*([.$J175]+[.$M$2]))*5;0)" office:value-type="float" office:value="25" calcext:value-type="float">
            <text:p>25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(MIN(([.$E175]^2)/([.$T175]^2);[.$R$2]))*([.$J175]+3)*[.$T$2]))*5;0)" office:value-type="float" office:value="25" calcext:value-type="float">
            <text:p>25</text:p>
          </table:table-cell>
          <table:table-cell table:style-name="ce1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1" table:formula="of:=IFERROR(ROUND((MIN(([.$F175]^[.$Q$2])/([.$T175]^2);[.$R$2]))*([.$J175]+[.$M$2]))*5;0)" office:value-type="float" office:value="55" calcext:value-type="float">
            <text:p>55</text:p>
          </table:table-cell>
          <table:table-cell table:style-name="ce11" table:formula="of:=ROUND(AVERAGE([.K175:.Q175]))" office:value-type="float" office:value="51" calcext:value-type="float">
            <text:p>51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8" calcext:value-type="float">
            <text:p>8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3" calcext:value-type="float">
            <text:p>3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MIN(([.$D176]^[.$L$2])/([.$T176]^2);[.$R$2]))*([.$J176]+[.$M$2]))*5;0)" office:value-type="float" office:value="25" calcext:value-type="float">
            <text:p>25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1" table:formula="of:=IFERROR(ROUND((MIN(([.$F176]^[.$Q$2])/([.$T176]^2);[.$R$2]))*([.$J176]+[.$M$2]))*5;0)" office:value-type="float" office:value="55" calcext:value-type="float">
            <text:p>55</text:p>
          </table:table-cell>
          <table:table-cell table:style-name="ce11" table:formula="of:=ROUND(AVERAGE([.K176:.Q176]))" office:value-type="float" office:value="52" calcext:value-type="float">
            <text:p>52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8" calcext:value-type="float">
            <text:p>8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MIN(([.$D177]^[.$L$2])/([.$T177]^2);[.$R$2]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1" table:formula="of:=IFERROR(ROUND((MIN(([.$F177]^[.$Q$2])/([.$T177]^2);[.$R$2]))*([.$J177]+[.$M$2]))*5;0)" office:value-type="float" office:value="40" calcext:value-type="float">
            <text:p>40</text:p>
          </table:table-cell>
          <table:table-cell table:style-name="ce11" table:formula="of:=ROUND(AVERAGE([.K177:.Q177]))" office:value-type="float" office:value="52" calcext:value-type="float">
            <text:p>52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19"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67" calcext:value-type="float">
            <text:p>9.67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8" calcext:value-type="float">
            <text:p>8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2" calcext:value-type="float">
            <text:p>2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8" calcext:value-type="float">
            <text:p>8</text:p>
          </table:table-cell>
          <table:table-cell table:style-name="ce21" table:formula="of:=MIN(MAX([.AB177]-[.AB17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MIN(([.$D178]^[.$L$2])/([.$T178]^2);[.$R$2]))*([.$J178]+[.$M$2]))*5;0)" office:value-type="float" office:value="35" calcext:value-type="float">
            <text:p>3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MIN(([.$F178]^[.$Q$2])/([.$T178]^2);[.$R$2]))*([.$J178]+[.$M$2]))*5;0)" office:value-type="float" office:value="45" calcext:value-type="float">
            <text:p>45</text:p>
          </table:table-cell>
          <table:table-cell table:style-name="ce11" table:formula="of:=ROUND(AVERAGE([.K178:.Q178]))" office:value-type="float" office:value="38" calcext:value-type="float">
            <text:p>38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79:.H179])" office:value-type="float" office:value="385" calcext:value-type="float">
            <text:p>385</text:p>
          </table:table-cell>
          <table:table-cell table:style-name="ce11" table:formula="of:=ROUND((([.I179]/[.$S$1])*MAX([.I179]/420; 1.2));2)" office:value-type="float" office:value="5.13" calcext:value-type="float">
            <text:p>5.13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MIN(([.$D179]^[.$L$2])/([.$T179]^2);[.$R$2]))*([.$J179]+[.$M$2]))*5;0)" office:value-type="float" office:value="30" calcext:value-type="float">
            <text:p>30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25" calcext:value-type="float">
            <text:p>25</text:p>
          </table:table-cell>
          <table:table-cell table:style-name="ce11" table:formula="of:=IFERROR(ROUND(((MIN(([.$E179]^2)/([.$T179]^2);[.$R$2]))*([.$J179]+3)*[.$T$2]))*5;0)" office:value-type="float" office:value="50" calcext:value-type="float">
            <text:p>50</text:p>
          </table:table-cell>
          <table:table-cell table:style-name="ce1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1" table:formula="of:=IFERROR(ROUND((MIN(([.$F179]^[.$Q$2])/([.$T179]^2);[.$R$2]))*([.$J179]+[.$M$2]))*5;0)" office:value-type="float" office:value="45" calcext:value-type="float">
            <text:p>45</text:p>
          </table:table-cell>
          <table:table-cell table:style-name="ce11" table:formula="of:=ROUND(AVERAGE([.K179:.Q179]))" office:value-type="float" office:value="36" calcext:value-type="float">
            <text:p>36</text:p>
          </table:table-cell>
          <table:table-cell table:style-name="ce11" table:formula="of:=ROUND((([.I179]/[.$S$1])*MAX([.I179]/350;0.8));2)" office:value-type="float" office:value="4.71" calcext:value-type="float">
            <text:p>4.71</text:p>
          </table:table-cell>
          <table:table-cell table:style-name="ce11" table:formula="of:=ROUND([.I179]/6;2)" office:value-type="float" office:value="64.17" calcext:value-type="float">
            <text:p>64.17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4" calcext:value-type="float">
            <text:p>4</text:p>
          </table:table-cell>
          <table:table-cell table:style-name="ce19" table:formula="of:=IFERROR(ROUND(((MIN(([.H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5" calcext:value-type="float">
            <text:p>4.5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5.71" calcext:value-type="float">
            <text:p>35.71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0" calcext:value-type="float">
            <text:p>0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MIN(([.$D180]^[.$L$2])/([.$T180]^2);[.$R$2]))*([.$J180]+[.$M$2]))*5;0)" office:value-type="float" office:value="40" calcext:value-type="float">
            <text:p>4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25" calcext:value-type="float">
            <text:p>25</text:p>
          </table:table-cell>
          <table:table-cell table:style-name="ce1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1" table:formula="of:=IFERROR(ROUND(((MIN(([.$G180]^2)/([.$T180]^2);[.$R$2]))*([.$J180]+3)*[.$T$2]))*5;0)" office:value-type="float" office:value="20" calcext:value-type="float">
            <text:p>20</text:p>
          </table:table-cell>
          <table:table-cell table:style-name="ce11" table:formula="of:=IFERROR(ROUND((MIN(([.$F180]^[.$Q$2])/([.$T180]^2);[.$R$2]))*([.$J180]+[.$M$2]))*5;0)" office:value-type="float" office:value="60" calcext:value-type="float">
            <text:p>60</text:p>
          </table:table-cell>
          <table:table-cell table:style-name="ce11" table:formula="of:=ROUND(AVERAGE([.K180:.Q180]))" office:value-type="float" office:value="49" calcext:value-type="float">
            <text:p>49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4" calcext:value-type="float">
            <text:p>4</text:p>
          </table:table-cell>
          <table:table-cell table:style-name="ce19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5" calcext:value-type="float">
            <text:p>8.5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5" calcext:value-type="float">
            <text:p>5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6" calcext:value-type="float">
            <text:p>6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81:.H181])" office:value-type="float" office:value="385" calcext:value-type="float">
            <text:p>385</text:p>
          </table:table-cell>
          <table:table-cell table:style-name="ce11" table:formula="of:=ROUND((([.I181]/[.$S$1])*MAX([.I181]/420; 1.2));2)" office:value-type="float" office:value="5.13" calcext:value-type="float">
            <text:p>5.13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MIN(([.$D181]^[.$L$2])/([.$T181]^2);[.$R$2]))*([.$J181]+[.$M$2]))*5;0)" office:value-type="float" office:value="45" calcext:value-type="float">
            <text:p>45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35" calcext:value-type="float">
            <text:p>35</text:p>
          </table:table-cell>
          <table:table-cell table:style-name="ce11" table:formula="of:=IFERROR(ROUND(((MIN(([.$E181]^2)/([.$T181]^2);[.$R$2]))*([.$J181]+3)*[.$T$2]))*5;0)" office:value-type="float" office:value="45" calcext:value-type="float">
            <text:p>45</text:p>
          </table:table-cell>
          <table:table-cell table:style-name="ce11" table:formula="of:=IFERROR(ROUND(((MIN(([.$G181]^2)/([.$T181]^2);[.$R$2]))*([.$J181]+3)*[.$T$2]))*5;0)" office:value-type="float" office:value="15" calcext:value-type="float">
            <text:p>15</text:p>
          </table:table-cell>
          <table:table-cell table:style-name="ce11" table:formula="of:=IFERROR(ROUND((MIN(([.$F181]^[.$Q$2])/([.$T181]^2);[.$R$2]))*([.$J181]+[.$M$2]))*5;0)" office:value-type="float" office:value="30" calcext:value-type="float">
            <text:p>30</text:p>
          </table:table-cell>
          <table:table-cell table:style-name="ce11" table:formula="of:=ROUND(AVERAGE([.K181:.Q181]))" office:value-type="float" office:value="36" calcext:value-type="float">
            <text:p>36</text:p>
          </table:table-cell>
          <table:table-cell table:style-name="ce11" table:formula="of:=ROUND((([.I181]/[.$S$1])*MAX([.I181]/350;0.8));2)" office:value-type="float" office:value="4.71" calcext:value-type="float">
            <text:p>4.71</text:p>
          </table:table-cell>
          <table:table-cell table:style-name="ce11" table:formula="of:=ROUND([.I181]/6;2)" office:value-type="float" office:value="64.17" calcext:value-type="float">
            <text:p>64.17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3" calcext:value-type="float">
            <text:p>3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67" calcext:value-type="float">
            <text:p>4.67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MIN(([.$D182]^[.$L$2])/([.$T182]^2);[.$R$2]))*([.$J182]+[.$M$2]))*5;0)" office:value-type="float" office:value="60" calcext:value-type="float">
            <text:p>6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1" table:formula="of:=IFERROR(ROUND(((MIN(([.$E182]^2)/([.$T182]^2);[.$R$2]))*([.$J182]+3)*[.$T$2]))*5;0)" office:value-type="float" office:value="65" calcext:value-type="float">
            <text:p>65</text:p>
          </table:table-cell>
          <table:table-cell table:style-name="ce1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1" table:formula="of:=IFERROR(ROUND((MIN(([.$F182]^[.$Q$2])/([.$T182]^2);[.$R$2]))*([.$J182]+[.$M$2]))*5;0)" office:value-type="float" office:value="45" calcext:value-type="float">
            <text:p>45</text:p>
          </table:table-cell>
          <table:table-cell table:style-name="ce11" table:formula="of:=ROUND(AVERAGE([.K182:.Q182]))" office:value-type="float" office:value="50" calcext:value-type="float">
            <text:p>50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5" calcext:value-type="float">
            <text:p>5</text:p>
          </table:table-cell>
          <table:table-cell table:style-name="ce19" table:formula="of:=IFERROR(ROUND(((MIN(([.E182]^2)/([.$T182]^2);[.$S$2])))*[.$S182]*[.$T$1]);0)" office:value-type="float" office:value="10" calcext:value-type="float">
            <text:p>10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83" calcext:value-type="float">
            <text:p>8.83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5" calcext:value-type="float">
            <text:p>5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MIN(([.$D183]^[.$L$2])/([.$T183]^2);[.$R$2]))*([.$J183]+[.$M$2]))*5;0)" office:value-type="float" office:value="50" calcext:value-type="float">
            <text:p>50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1" table:formula="of:=IFERROR(ROUND((MIN(([.$F183]^[.$Q$2])/([.$T183]^2);[.$R$2]))*([.$J183]+[.$M$2]))*5;0)" office:value-type="float" office:value="25" calcext:value-type="float">
            <text:p>25</text:p>
          </table:table-cell>
          <table:table-cell table:style-name="ce11" table:formula="of:=ROUND(AVERAGE([.K183:.Q183]))" office:value-type="float" office:value="48" calcext:value-type="float">
            <text:p>48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7" calcext:value-type="float">
            <text:p>7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MIN(([.$D184]^[.$L$2])/([.$T184]^2);[.$R$2]))*([.$J184]+[.$M$2]))*5;0)" office:value-type="float" office:value="65" calcext:value-type="float">
            <text:p>6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(MIN(([.$E184]^2)/([.$T184]^2);[.$R$2]))*([.$J184]+3)*[.$T$2]))*5;0)" office:value-type="float" office:value="25" calcext:value-type="float">
            <text:p>25</text:p>
          </table:table-cell>
          <table:table-cell table:style-name="ce1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1" table:formula="of:=IFERROR(ROUND((MIN(([.$F184]^[.$Q$2])/([.$T184]^2);[.$R$2]))*([.$J184]+[.$M$2]))*5;0)" office:value-type="float" office:value="25" calcext:value-type="float">
            <text:p>25</text:p>
          </table:table-cell>
          <table:table-cell table:style-name="ce11" table:formula="of:=ROUND(AVERAGE([.K184:.Q184]))" office:value-type="float" office:value="55" calcext:value-type="float">
            <text:p>55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8" calcext:value-type="float">
            <text:p>8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MIN(([.$D185]^[.$L$2])/([.$T185]^2);[.$R$2]))*([.$J185]+[.$M$2]))*5;0)" office:value-type="float" office:value="35" calcext:value-type="float">
            <text:p>35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1" table:formula="of:=IFERROR(ROUND((MIN(([.$F185]^[.$Q$2])/([.$T185]^2);[.$R$2]))*([.$J185]+[.$M$2]))*5;0)" office:value-type="float" office:value="40" calcext:value-type="float">
            <text:p>40</text:p>
          </table:table-cell>
          <table:table-cell table:style-name="ce11" table:formula="of:=ROUND(AVERAGE([.K185:.Q185]))" office:value-type="float" office:value="55" calcext:value-type="float">
            <text:p>55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MIN(([.$D186]^[.$L$2])/([.$T186]^2);[.$R$2]))*([.$J186]+[.$M$2]))*5;0)" office:value-type="float" office:value="35" calcext:value-type="float">
            <text:p>3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1" table:formula="of:=IFERROR(ROUND((MIN(([.$F186]^[.$Q$2])/([.$T186]^2);[.$R$2]))*([.$J186]+[.$M$2]))*5;0)" office:value-type="float" office:value="70" calcext:value-type="float">
            <text:p>70</text:p>
          </table:table-cell>
          <table:table-cell table:style-name="ce11" table:formula="of:=ROUND(AVERAGE([.K186:.Q186]))" office:value-type="float" office:value="54" calcext:value-type="float">
            <text:p>54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MIN(([.$D187]^[.$L$2])/([.$T187]^2);[.$R$2]))*([.$J187]+[.$M$2]))*5;0)" office:value-type="float" office:value="45" calcext:value-type="float">
            <text:p>45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1" table:formula="of:=IFERROR(ROUND((MIN(([.$F187]^[.$Q$2])/([.$T187]^2);[.$R$2]))*([.$J187]+[.$M$2]))*5;0)" office:value-type="float" office:value="70" calcext:value-type="float">
            <text:p>70</text:p>
          </table:table-cell>
          <table:table-cell table:style-name="ce11" table:formula="of:=ROUND(AVERAGE([.K187:.Q187]))" office:value-type="float" office:value="54" calcext:value-type="float">
            <text:p>54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MIN(([.$D188]^[.$L$2])/([.$T188]^2);[.$R$2]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(MIN(([.$E188]^2)/([.$T188]^2);[.$R$2]))*([.$J188]+3)*[.$T$2]))*5;0)" office:value-type="float" office:value="20" calcext:value-type="float">
            <text:p>20</text:p>
          </table:table-cell>
          <table:table-cell table:style-name="ce11" table:formula="of:=IFERROR(ROUND(((MIN(([.$G188]^2)/([.$T188]^2);[.$R$2]))*([.$J188]+3)*[.$T$2]))*5;0)" office:value-type="float" office:value="25" calcext:value-type="float">
            <text:p>25</text:p>
          </table:table-cell>
          <table:table-cell table:style-name="ce11" table:formula="of:=IFERROR(ROUND((MIN(([.$F188]^[.$Q$2])/([.$T188]^2);[.$R$2]))*([.$J188]+[.$M$2]))*5;0)" office:value-type="float" office:value="30" calcext:value-type="float">
            <text:p>30</text:p>
          </table:table-cell>
          <table:table-cell table:style-name="ce11" table:formula="of:=ROUND(AVERAGE([.K188:.Q188]))" office:value-type="float" office:value="33" calcext:value-type="float">
            <text:p>33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MIN(([.$D189]^[.$L$2])/([.$T189]^2);[.$R$2]))*([.$J189]+[.$M$2]))*5;0)" office:value-type="float" office:value="45" calcext:value-type="float">
            <text:p>4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(MIN(([.$E189]^2)/([.$T189]^2);[.$R$2]))*([.$J189]+3)*[.$T$2]))*5;0)" office:value-type="float" office:value="25" calcext:value-type="float">
            <text:p>25</text:p>
          </table:table-cell>
          <table:table-cell table:style-name="ce11" table:formula="of:=IFERROR(ROUND(((MIN(([.$G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MIN(([.$F189]^[.$Q$2])/([.$T189]^2);[.$R$2]))*([.$J189]+[.$M$2]))*5;0)" office:value-type="float" office:value="40" calcext:value-type="float">
            <text:p>40</text:p>
          </table:table-cell>
          <table:table-cell table:style-name="ce11" table:formula="of:=ROUND(AVERAGE([.K189:.Q189]))" office:value-type="float" office:value="39" calcext:value-type="float">
            <text:p>39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MIN(([.$D190]^[.$L$2])/([.$T190]^2);[.$R$2]))*([.$J190]+[.$M$2]))*5;0)" office:value-type="float" office:value="80" calcext:value-type="float">
            <text:p>8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1" table:formula="of:=IFERROR(ROUND((MIN(([.$F190]^[.$Q$2])/([.$T190]^2);[.$R$2]))*([.$J190]+[.$M$2]))*5;0)" office:value-type="float" office:value="45" calcext:value-type="float">
            <text:p>45</text:p>
          </table:table-cell>
          <table:table-cell table:style-name="ce11" table:formula="of:=ROUND(AVERAGE([.K190:.Q190]))" office:value-type="float" office:value="57" calcext:value-type="float">
            <text:p>57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8" calcext:value-type="float">
            <text:p>8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MIN(([.$D191]^[.$L$2])/([.$T191]^2);[.$R$2]))*([.$J191]+[.$M$2]))*5;0)" office:value-type="float" office:value="55" calcext:value-type="float">
            <text:p>55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MIN(([.$F191]^[.$Q$2])/([.$T191]^2);[.$R$2]))*([.$J191]+[.$M$2]))*5;0)" office:value-type="float" office:value="105" calcext:value-type="float">
            <text:p>105</text:p>
          </table:table-cell>
          <table:table-cell table:style-name="ce11" table:formula="of:=ROUND(AVERAGE([.K191:.Q191]))" office:value-type="float" office:value="71" calcext:value-type="float">
            <text:p>71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8" calcext:value-type="float">
            <text:p>8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MIN(([.$D192]^[.$L$2])/([.$T192]^2);[.$R$2]))*([.$J192]+[.$M$2]))*5;0)" office:value-type="float" office:value="45" calcext:value-type="float">
            <text:p>4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MIN(([.$F192]^[.$Q$2])/([.$T192]^2);[.$R$2]))*([.$J192]+[.$M$2]))*5;0)" office:value-type="float" office:value="45" calcext:value-type="float">
            <text:p>45</text:p>
          </table:table-cell>
          <table:table-cell table:style-name="ce11" table:formula="of:=ROUND(AVERAGE([.K192:.Q192]))" office:value-type="float" office:value="58" calcext:value-type="float">
            <text:p>58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MIN(([.$D238]^[.$L$2])/([.$T238]^2);[.$R$2]))*([.$J238]+[.$M$2]))*5;0)" office:value-type="float" office:value="55" calcext:value-type="float">
            <text:p>55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1" table:formula="of:=IFERROR(ROUND(((MIN(([.$G238]^2)/([.$T238]^2);[.$R$2]))*([.$J238]+3)*[.$T$2]))*5;0)" office:value-type="float" office:value="25" calcext:value-type="float">
            <text:p>25</text:p>
          </table:table-cell>
          <table:table-cell table:style-name="ce11" table:formula="of:=IFERROR(ROUND((MIN(([.$F238]^[.$Q$2])/([.$T238]^2);[.$R$2]))*([.$J238]+[.$M$2]))*5;0)" office:value-type="float" office:value="5" calcext:value-type="float">
            <text:p>5</text:p>
          </table:table-cell>
          <table:table-cell table:style-name="ce11" table:formula="of:=ROUND(AVERAGE([.K238:.Q238]))" office:value-type="float" office:value="29" calcext:value-type="float">
            <text:p>29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MIN(([.$D239]^[.$L$2])/([.$T239]^2);[.$R$2]))*([.$J239]+[.$M$2]))*5;0)" office:value-type="float" office:value="35" calcext:value-type="float">
            <text:p>35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1" table:formula="of:=IFERROR(ROUND((MIN(([.$F239]^[.$Q$2])/([.$T239]^2);[.$R$2]))*([.$J239]+[.$M$2]))*5;0)" office:value-type="float" office:value="35" calcext:value-type="float">
            <text:p>35</text:p>
          </table:table-cell>
          <table:table-cell table:style-name="ce11" table:formula="of:=ROUND(AVERAGE([.K239:.Q239]))" office:value-type="float" office:value="47" calcext:value-type="float">
            <text:p>47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8" calcext:value-type="float">
            <text:p>8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MIN(([.$D240]^[.$L$2])/([.$T240]^2);[.$R$2]))*([.$J240]+[.$M$2]))*5;0)" office:value-type="float" office:value="10" calcext:value-type="float">
            <text:p>10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1" table:formula="of:=IFERROR(ROUND((MIN(([.$F240]^[.$Q$2])/([.$T240]^2);[.$R$2]))*([.$J240]+[.$M$2]))*5;0)" office:value-type="float" office:value="120" calcext:value-type="float">
            <text:p>120</text:p>
          </table:table-cell>
          <table:table-cell table:style-name="ce11" table:formula="of:=ROUND(AVERAGE([.K240:.Q240]))" office:value-type="float" office:value="66" calcext:value-type="float">
            <text:p>66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8" calcext:value-type="float">
            <text:p>8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8" calcext:value-type="float">
            <text:p>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MIN(([.$D241]^[.$L$2])/([.$T241]^2);[.$R$2]))*([.$J241]+[.$M$2]))*5;0)" office:value-type="float" office:value="30" calcext:value-type="float">
            <text:p>30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(MIN(([.$E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(MIN(([.$G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MIN(([.$F241]^[.$Q$2])/([.$T241]^2);[.$R$2]))*([.$J241]+[.$M$2]))*5;0)" office:value-type="float" office:value="80" calcext:value-type="float">
            <text:p>80</text:p>
          </table:table-cell>
          <table:table-cell table:style-name="ce11" table:formula="of:=ROUND(AVERAGE([.K241:.Q241]))" office:value-type="float" office:value="64" calcext:value-type="float">
            <text:p>64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MIN(([.$D242]^[.$L$2])/([.$T242]^2);[.$R$2]))*([.$J242]+[.$M$2]))*5;0)" office:value-type="float" office:value="45" calcext:value-type="float">
            <text:p>4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(MIN(([.$E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MIN(([.$F242]^[.$Q$2])/([.$T242]^2);[.$R$2]))*([.$J242]+[.$M$2]))*5;0)" office:value-type="float" office:value="90" calcext:value-type="float">
            <text:p>90</text:p>
          </table:table-cell>
          <table:table-cell table:style-name="ce11" table:formula="of:=ROUND(AVERAGE([.K242:.Q242]))" office:value-type="float" office:value="71" calcext:value-type="float">
            <text:p>71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MIN(([.$D243]^[.$L$2])/([.$T243]^2);[.$R$2]))*([.$J243]+[.$M$2]))*5;0)" office:value-type="float" office:value="90" calcext:value-type="float">
            <text:p>9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1" table:formula="of:=IFERROR(ROUND((MIN(([.$F243]^[.$Q$2])/([.$T243]^2);[.$R$2]))*([.$J243]+[.$M$2]))*5;0)" office:value-type="float" office:value="90" calcext:value-type="float">
            <text:p>90</text:p>
          </table:table-cell>
          <table:table-cell table:style-name="ce11" table:formula="of:=ROUND(AVERAGE([.K243:.Q243]))" office:value-type="float" office:value="73" calcext:value-type="float">
            <text:p>73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8" calcext:value-type="float">
            <text:p>8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MIN(([.$D244]^[.$L$2])/([.$T244]^2);[.$R$2]))*([.$J244]+[.$M$2]))*5;0)" office:value-type="float" office:value="50" calcext:value-type="float">
            <text:p>5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(MIN(([.$E244]^2)/([.$T244]^2);[.$R$2]))*([.$J244]+3)*[.$T$2]))*5;0)" office:value-type="float" office:value="55" calcext:value-type="float">
            <text:p>55</text:p>
          </table:table-cell>
          <table:table-cell table:style-name="ce11" table:formula="of:=IFERROR(ROUND(((MIN(([.$G244]^2)/([.$T244]^2);[.$R$2]))*([.$J244]+3)*[.$T$2]))*5;0)" office:value-type="float" office:value="50" calcext:value-type="float">
            <text:p>50</text:p>
          </table:table-cell>
          <table:table-cell table:style-name="ce11" table:formula="of:=IFERROR(ROUND((MIN(([.$F244]^[.$Q$2])/([.$T244]^2);[.$R$2]))*([.$J244]+[.$M$2]))*5;0)" office:value-type="float" office:value="110" calcext:value-type="float">
            <text:p>110</text:p>
          </table:table-cell>
          <table:table-cell table:style-name="ce11" table:formula="of:=ROUND(AVERAGE([.K244:.Q244]))" office:value-type="float" office:value="73" calcext:value-type="float">
            <text:p>73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00-00-00</text:date>, <text:time style:data-style-name="N2" text:time-value="07:40:10.2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1-17T07:40:23.790000000</dc:date>
    <meta:editing-duration>PT11H9M39S</meta:editing-duration>
    <meta:editing-cycles>208</meta:editing-cycles>
    <meta:generator>LibreOffice/7.2.4.1$Windows_X86_64 LibreOffice_project/27d75539669ac387bb498e35313b970b7fe9c4f9</meta:generator>
    <meta:document-statistic meta:table-count="1" meta:cell-count="10371" meta:object-count="0"/>
  </office:meta>
</office:document-meta>
</file>